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TUB_commune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ID</text:p>
          </table:table-cell>
          <table:table-cell office:value-type="string">
            <text:p>STATUT</text:p>
          </table:table-cell>
          <table:table-cell office:value-type="string">
            <text:p>INSEE_COM</text:p>
          </table:table-cell>
          <table:table-cell office:value-type="string">
            <text:p>INSEE_ARR</text:p>
          </table:table-cell>
          <table:table-cell office:value-type="string">
            <text:p>INSEE_DEP</text:p>
          </table:table-cell>
          <table:table-cell office:value-type="string">
            <text:p>INSEE_REG</text:p>
          </table:table-cell>
          <table:table-cell office:value-type="string">
            <text:p>CODE_EPCI</text:p>
          </table:table-cell>
          <table:table-cell office:value-type="string">
            <text:p>NOM_COM_M</text:p>
          </table:table-cell>
          <table:table-cell office:value-type="string">
            <text:p>POPULATION</text:p>
          </table:table-cell>
          <table:table-cell office:value-type="string">
            <text:p>TYPE</text:p>
          </table:table-cell>
          <table:table-cell office:value-type="string">
            <text:p>NOM_COM</text:p>
          </table:table-cell>
          <table:table-cell office:value-type="string">
            <text:p>ID_2</text:p>
          </table:table-cell>
          <table:table-cell office:value-type="string">
            <text:p>NOM_COMM</text:p>
          </table:table-cell>
          <table:table-cell office:value-type="string">
            <text:p>INSEE_COMM</text:p>
          </table:table-cell>
          <table:table-cell office:value-type="string">
            <text:p>STATUT_2</text:p>
          </table:table-cell>
          <table:table-cell office:value-type="string">
            <text:p>X_COMMUNE</text:p>
          </table:table-cell>
          <table:table-cell office:value-type="string">
            <text:p>Y_COMMUNE</text:p>
          </table:table-cell>
          <table:table-cell office:value-type="string">
            <text:p>SUPERFICIE</text:p>
          </table:table-cell>
          <table:table-cell office:value-type="string">
            <text:p>POPULATI_1</text:p>
          </table:table-cell>
          <table:table-cell office:value-type="string">
            <text:p>INSEE_ARR_</text:p>
          </table:table-cell>
          <table:table-cell office:value-type="string">
            <text:p>NOM_DEPT</text:p>
          </table:table-cell>
          <table:table-cell office:value-type="string">
            <text:p>INSEE_DEPT</text:p>
          </table:table-cell>
          <table:table-cell office:value-type="string">
            <text:p>NOM_REGION</text:p>
          </table:table-cell>
          <table:table-cell office:value-type="string">
            <text:p>INSEE_REG_</text:p>
          </table:table-cell>
        </table:table-row>
        <table:table-row>
          <table:table-cell office:value-type="string">
            <text:p>COMMUNE_0000000009744220</text:p>
          </table:table-cell>
          <table:table-cell office:value-type="string">
            <text:p>Commune simple</text:p>
          </table:table-cell>
          <table:table-cell office:value-type="string">
            <text:p>2127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FONTAINES EN DUESMOIS</text:p>
          </table:table-cell>
          <table:table-cell office:value-type="float" office:value="120"/>
          <table:table-cell office:value-type="string">
            <text:p>COM</text:p>
          </table:table-cell>
          <table:table-cell office:value-type="string">
            <text:p>Fontaines-en-Duesm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2</text:p>
          </table:table-cell>
          <table:table-cell office:value-type="string">
            <text:p>Commune simple</text:p>
          </table:table-cell>
          <table:table-cell office:value-type="string">
            <text:p>2127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FLEUREY SUR OUCHE</text:p>
          </table:table-cell>
          <table:table-cell office:value-type="float" office:value="1326"/>
          <table:table-cell office:value-type="string">
            <text:p>COM</text:p>
          </table:table-cell>
          <table:table-cell office:value-type="string">
            <text:p>Fleurey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0</text:p>
          </table:table-cell>
          <table:table-cell office:value-type="string">
            <text:p>Commune simple</text:p>
          </table:table-cell>
          <table:table-cell office:value-type="string">
            <text:p>2124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ECHEVRONNE</text:p>
          </table:table-cell>
          <table:table-cell office:value-type="float" office:value="284"/>
          <table:table-cell office:value-type="string">
            <text:p>COM</text:p>
          </table:table-cell>
          <table:table-cell office:value-type="string">
            <text:p>Échevron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5</text:p>
          </table:table-cell>
          <table:table-cell office:value-type="string">
            <text:p>Commune simple</text:p>
          </table:table-cell>
          <table:table-cell office:value-type="string">
            <text:p>2133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LAMARGELLE</text:p>
          </table:table-cell>
          <table:table-cell office:value-type="float" office:value="158"/>
          <table:table-cell office:value-type="string">
            <text:p>COM</text:p>
          </table:table-cell>
          <table:table-cell office:value-type="string">
            <text:p>Lamarge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7</text:p>
          </table:table-cell>
          <table:table-cell office:value-type="string">
            <text:p>Commune simple</text:p>
          </table:table-cell>
          <table:table-cell office:value-type="string">
            <text:p>2115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HAUDENAY LA VILLE</text:p>
          </table:table-cell>
          <table:table-cell office:value-type="float" office:value="44"/>
          <table:table-cell office:value-type="string">
            <text:p>COM</text:p>
          </table:table-cell>
          <table:table-cell office:value-type="string">
            <text:p>Chaudenay-la-Vi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5</text:p>
          </table:table-cell>
          <table:table-cell office:value-type="string">
            <text:p>Commune simple</text:p>
          </table:table-cell>
          <table:table-cell office:value-type="string">
            <text:p>2107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BEVY</text:p>
          </table:table-cell>
          <table:table-cell office:value-type="float" office:value="139"/>
          <table:table-cell office:value-type="string">
            <text:p>COM</text:p>
          </table:table-cell>
          <table:table-cell office:value-type="string">
            <text:p>Bév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19</text:p>
          </table:table-cell>
          <table:table-cell office:value-type="string">
            <text:p>Commune simple</text:p>
          </table:table-cell>
          <table:table-cell office:value-type="string">
            <text:p>2135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LUCENAY LE DUC</text:p>
          </table:table-cell>
          <table:table-cell office:value-type="float" office:value="187"/>
          <table:table-cell office:value-type="string">
            <text:p>COM</text:p>
          </table:table-cell>
          <table:table-cell office:value-type="string">
            <text:p>Lucenay-le-Duc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8</text:p>
          </table:table-cell>
          <table:table-cell office:value-type="string">
            <text:p>Commune simple</text:p>
          </table:table-cell>
          <table:table-cell office:value-type="string">
            <text:p>2100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AISY SOUS THIL</text:p>
          </table:table-cell>
          <table:table-cell office:value-type="float" office:value="224"/>
          <table:table-cell office:value-type="string">
            <text:p>COM</text:p>
          </table:table-cell>
          <table:table-cell office:value-type="string">
            <text:p>Aisy-sous-Th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5</text:p>
          </table:table-cell>
          <table:table-cell office:value-type="string">
            <text:p>Commune simple</text:p>
          </table:table-cell>
          <table:table-cell office:value-type="string">
            <text:p>2166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VERREY SOUS DREE</text:p>
          </table:table-cell>
          <table:table-cell office:value-type="float" office:value="74"/>
          <table:table-cell office:value-type="string">
            <text:p>COM</text:p>
          </table:table-cell>
          <table:table-cell office:value-type="string">
            <text:p>Verrey-sous-Dré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3</text:p>
          </table:table-cell>
          <table:table-cell office:value-type="string">
            <text:p>Commune simple</text:p>
          </table:table-cell>
          <table:table-cell office:value-type="string">
            <text:p>2147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PAINBLANC</text:p>
          </table:table-cell>
          <table:table-cell office:value-type="float" office:value="161"/>
          <table:table-cell office:value-type="string">
            <text:p>COM</text:p>
          </table:table-cell>
          <table:table-cell office:value-type="string">
            <text:p>Painblanc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8</text:p>
          </table:table-cell>
          <table:table-cell office:value-type="string">
            <text:p>Commune simple</text:p>
          </table:table-cell>
          <table:table-cell office:value-type="string">
            <text:p>2130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GISSEY SUR OUCHE</text:p>
          </table:table-cell>
          <table:table-cell office:value-type="float" office:value="354"/>
          <table:table-cell office:value-type="string">
            <text:p>COM</text:p>
          </table:table-cell>
          <table:table-cell office:value-type="string">
            <text:p>Gissey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3</text:p>
          </table:table-cell>
          <table:table-cell office:value-type="string">
            <text:p>Commune simple</text:p>
          </table:table-cell>
          <table:table-cell office:value-type="string">
            <text:p>2162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TERNANT</text:p>
          </table:table-cell>
          <table:table-cell office:value-type="float" office:value="83"/>
          <table:table-cell office:value-type="string">
            <text:p>COM</text:p>
          </table:table-cell>
          <table:table-cell office:value-type="string">
            <text:p>Terna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4</text:p>
          </table:table-cell>
          <table:table-cell office:value-type="string">
            <text:p>Commune simple</text:p>
          </table:table-cell>
          <table:table-cell office:value-type="string">
            <text:p>2127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FONTAINE LES DIJON</text:p>
          </table:table-cell>
          <table:table-cell office:value-type="float" office:value="8888"/>
          <table:table-cell office:value-type="string">
            <text:p>COM</text:p>
          </table:table-cell>
          <table:table-cell office:value-type="string">
            <text:p>Fontaine-lès-Dij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5</text:p>
          </table:table-cell>
          <table:table-cell office:value-type="string">
            <text:p>Commune simple</text:p>
          </table:table-cell>
          <table:table-cell office:value-type="string">
            <text:p>2118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OLOMBIER</text:p>
          </table:table-cell>
          <table:table-cell office:value-type="float" office:value="64"/>
          <table:table-cell office:value-type="string">
            <text:p>COM</text:p>
          </table:table-cell>
          <table:table-cell office:value-type="string">
            <text:p>Colombier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82</text:p>
          </table:table-cell>
          <table:table-cell office:value-type="string">
            <text:p>Commune simple</text:p>
          </table:table-cell>
          <table:table-cell office:value-type="string">
            <text:p>2169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VILLEBICHOT</text:p>
          </table:table-cell>
          <table:table-cell office:value-type="float" office:value="393"/>
          <table:table-cell office:value-type="string">
            <text:p>COM</text:p>
          </table:table-cell>
          <table:table-cell office:value-type="string">
            <text:p>Villebich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9</text:p>
          </table:table-cell>
          <table:table-cell office:value-type="string">
            <text:p>Commune simple</text:p>
          </table:table-cell>
          <table:table-cell office:value-type="string">
            <text:p>2115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HATELLENOT</text:p>
          </table:table-cell>
          <table:table-cell office:value-type="float" office:value="151"/>
          <table:table-cell office:value-type="string">
            <text:p>COM</text:p>
          </table:table-cell>
          <table:table-cell office:value-type="string">
            <text:p>Châtellen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5</text:p>
          </table:table-cell>
          <table:table-cell office:value-type="string">
            <text:p>Commune simple</text:p>
          </table:table-cell>
          <table:table-cell office:value-type="string">
            <text:p>2101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ARCEY</text:p>
          </table:table-cell>
          <table:table-cell office:value-type="float" office:value="53"/>
          <table:table-cell office:value-type="string">
            <text:p>COM</text:p>
          </table:table-cell>
          <table:table-cell office:value-type="string">
            <text:p>Ar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92</text:p>
          </table:table-cell>
          <table:table-cell office:value-type="string">
            <text:p>Commune simple</text:p>
          </table:table-cell>
          <table:table-cell office:value-type="string">
            <text:p>2168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VIGNOLES</text:p>
          </table:table-cell>
          <table:table-cell office:value-type="float" office:value="977"/>
          <table:table-cell office:value-type="string">
            <text:p>COM</text:p>
          </table:table-cell>
          <table:table-cell office:value-type="string">
            <text:p>Vignol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59</text:p>
          </table:table-cell>
          <table:table-cell office:value-type="string">
            <text:p>Commune simple</text:p>
          </table:table-cell>
          <table:table-cell office:value-type="string">
            <text:p>2146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69540</text:p>
          </table:table-cell>
          <table:table-cell office:value-type="string">
            <text:p>NORGES LA VILLE</text:p>
          </table:table-cell>
          <table:table-cell office:value-type="float" office:value="949"/>
          <table:table-cell office:value-type="string">
            <text:p>COM</text:p>
          </table:table-cell>
          <table:table-cell office:value-type="string">
            <text:p>Norges-la-Vi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5</text:p>
          </table:table-cell>
          <table:table-cell office:value-type="string">
            <text:p>Commune simple</text:p>
          </table:table-cell>
          <table:table-cell office:value-type="string">
            <text:p>2159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SAVIGNY SOUS MALAIN</text:p>
          </table:table-cell>
          <table:table-cell office:value-type="float" office:value="223"/>
          <table:table-cell office:value-type="string">
            <text:p>COM</text:p>
          </table:table-cell>
          <table:table-cell office:value-type="string">
            <text:p>Savigny-sous-Mâla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4</text:p>
          </table:table-cell>
          <table:table-cell office:value-type="string">
            <text:p>Commune simple</text:p>
          </table:table-cell>
          <table:table-cell office:value-type="string">
            <text:p>21399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MEILLY SUR ROUVRES</text:p>
          </table:table-cell>
          <table:table-cell office:value-type="float" office:value="197"/>
          <table:table-cell office:value-type="string">
            <text:p>COM</text:p>
          </table:table-cell>
          <table:table-cell office:value-type="string">
            <text:p>Meilly-sur-Rouvr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2</text:p>
          </table:table-cell>
          <table:table-cell office:value-type="string">
            <text:p>Commune simple</text:p>
          </table:table-cell>
          <table:table-cell office:value-type="string">
            <text:p>2157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SAINTE SABINE</text:p>
          </table:table-cell>
          <table:table-cell office:value-type="float" office:value="174"/>
          <table:table-cell office:value-type="string">
            <text:p>COM</text:p>
          </table:table-cell>
          <table:table-cell office:value-type="string">
            <text:p>Sainte-Sab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31</text:p>
          </table:table-cell>
          <table:table-cell office:value-type="string">
            <text:p>Commune simple</text:p>
          </table:table-cell>
          <table:table-cell office:value-type="string">
            <text:p>89042</text:p>
          </table:table-cell>
          <table:table-cell office:value-type="string">
            <text:p>2</text:p>
          </table:table-cell>
          <table:table-cell office:value-type="string">
            <text:p>89</text:p>
          </table:table-cell>
          <table:table-cell office:value-type="string">
            <text:p>27</text:p>
          </table:table-cell>
          <table:table-cell office:value-type="string">
            <text:p>200039709</text:p>
          </table:table-cell>
          <table:table-cell office:value-type="string">
            <text:p>BIERRY LES BELLES FONTAINES</text:p>
          </table:table-cell>
          <table:table-cell office:value-type="float" office:value="190"/>
          <table:table-cell office:value-type="string">
            <text:p>COM</text:p>
          </table:table-cell>
          <table:table-cell office:value-type="string">
            <text:p>Bierry-les-Belles-Fontain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537</text:p>
          </table:table-cell>
          <table:table-cell office:value-type="string">
            <text:p>Commune simple</text:p>
          </table:table-cell>
          <table:table-cell office:value-type="string">
            <text:p>2148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PLANAY</text:p>
          </table:table-cell>
          <table:table-cell office:value-type="float" office:value="67"/>
          <table:table-cell office:value-type="string">
            <text:p>COM</text:p>
          </table:table-cell>
          <table:table-cell office:value-type="string">
            <text:p>Pla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17</text:p>
          </table:table-cell>
          <table:table-cell office:value-type="string">
            <text:p>Commune simple</text:p>
          </table:table-cell>
          <table:table-cell office:value-type="string">
            <text:p>2132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JOURS LES BAIGNEUX</text:p>
          </table:table-cell>
          <table:table-cell office:value-type="float" office:value="76"/>
          <table:table-cell office:value-type="string">
            <text:p>COM</text:p>
          </table:table-cell>
          <table:table-cell office:value-type="string">
            <text:p>Jours-lès-Baigne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1</text:p>
          </table:table-cell>
          <table:table-cell office:value-type="string">
            <text:p>Commune simple</text:p>
          </table:table-cell>
          <table:table-cell office:value-type="string">
            <text:p>2152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ROCHE VANNEAU</text:p>
          </table:table-cell>
          <table:table-cell office:value-type="float" office:value="146"/>
          <table:table-cell office:value-type="string">
            <text:p>COM</text:p>
          </table:table-cell>
          <table:table-cell office:value-type="string">
            <text:p>La Roche-Vanneau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0</text:p>
          </table:table-cell>
          <table:table-cell office:value-type="string">
            <text:p>Commune simple</text:p>
          </table:table-cell>
          <table:table-cell office:value-type="string">
            <text:p>2143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ONTIGNY SUR ARMANCON</text:p>
          </table:table-cell>
          <table:table-cell office:value-type="float" office:value="152"/>
          <table:table-cell office:value-type="string">
            <text:p>COM</text:p>
          </table:table-cell>
          <table:table-cell office:value-type="string">
            <text:p>Montigny-sur-Armanç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17</text:p>
          </table:table-cell>
          <table:table-cell office:value-type="string">
            <text:p>Commune simple</text:p>
          </table:table-cell>
          <table:table-cell office:value-type="string">
            <text:p>2111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BROINDON</text:p>
          </table:table-cell>
          <table:table-cell office:value-type="float" office:value="207"/>
          <table:table-cell office:value-type="string">
            <text:p>COM</text:p>
          </table:table-cell>
          <table:table-cell office:value-type="string">
            <text:p>Broind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42</text:p>
          </table:table-cell>
          <table:table-cell office:value-type="string">
            <text:p>Commune simple</text:p>
          </table:table-cell>
          <table:table-cell office:value-type="string">
            <text:p>2138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MARCILLY OGNY</text:p>
          </table:table-cell>
          <table:table-cell office:value-type="float" office:value="195"/>
          <table:table-cell office:value-type="string">
            <text:p>COM</text:p>
          </table:table-cell>
          <table:table-cell office:value-type="string">
            <text:p>Marcilly-O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4</text:p>
          </table:table-cell>
          <table:table-cell office:value-type="string">
            <text:p>Commune simple</text:p>
          </table:table-cell>
          <table:table-cell office:value-type="string">
            <text:p>2170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LLY EN AUXOIS</text:p>
          </table:table-cell>
          <table:table-cell office:value-type="float" office:value="218"/>
          <table:table-cell office:value-type="string">
            <text:p>COM</text:p>
          </table:table-cell>
          <table:table-cell office:value-type="string">
            <text:p>Villy-en-Aux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9</text:p>
          </table:table-cell>
          <table:table-cell office:value-type="string">
            <text:p>Commune simple</text:p>
          </table:table-cell>
          <table:table-cell office:value-type="string">
            <text:p>2144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NAN SOUS THIL</text:p>
          </table:table-cell>
          <table:table-cell office:value-type="float" office:value="185"/>
          <table:table-cell office:value-type="string">
            <text:p>COM</text:p>
          </table:table-cell>
          <table:table-cell office:value-type="string">
            <text:p>Nan-sous-Th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2</text:p>
          </table:table-cell>
          <table:table-cell office:value-type="string">
            <text:p>Commune simple</text:p>
          </table:table-cell>
          <table:table-cell office:value-type="string">
            <text:p>21099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BOUZE LES BEAUNE</text:p>
          </table:table-cell>
          <table:table-cell office:value-type="float" office:value="314"/>
          <table:table-cell office:value-type="string">
            <text:p>COM</text:p>
          </table:table-cell>
          <table:table-cell office:value-type="string">
            <text:p>Bouze-lès-Beau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480</text:p>
          </table:table-cell>
          <table:table-cell office:value-type="string">
            <text:p>Commune simple</text:p>
          </table:table-cell>
          <table:table-cell office:value-type="string">
            <text:p>2152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ROCHEPOT</text:p>
          </table:table-cell>
          <table:table-cell office:value-type="float" office:value="291"/>
          <table:table-cell office:value-type="string">
            <text:p>COM</text:p>
          </table:table-cell>
          <table:table-cell office:value-type="string">
            <text:p>La Rochep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2</text:p>
          </table:table-cell>
          <table:table-cell office:value-type="string">
            <text:p>Commune simple</text:p>
          </table:table-cell>
          <table:table-cell office:value-type="string">
            <text:p>2123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DIENAY</text:p>
          </table:table-cell>
          <table:table-cell office:value-type="float" office:value="376"/>
          <table:table-cell office:value-type="string">
            <text:p>COM</text:p>
          </table:table-cell>
          <table:table-cell office:value-type="string">
            <text:p>Dié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0</text:p>
          </table:table-cell>
          <table:table-cell office:value-type="string">
            <text:p>Commune simple</text:p>
          </table:table-cell>
          <table:table-cell office:value-type="string">
            <text:p>2169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VILLECOMTE</text:p>
          </table:table-cell>
          <table:table-cell office:value-type="float" office:value="253"/>
          <table:table-cell office:value-type="string">
            <text:p>COM</text:p>
          </table:table-cell>
          <table:table-cell office:value-type="string">
            <text:p>Villecomt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8</text:p>
          </table:table-cell>
          <table:table-cell office:value-type="string">
            <text:p>Commune simple</text:p>
          </table:table-cell>
          <table:table-cell office:value-type="string">
            <text:p>2148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PLOMBIERES LES DIJON</text:p>
          </table:table-cell>
          <table:table-cell office:value-type="float" office:value="2556"/>
          <table:table-cell office:value-type="string">
            <text:p>COM</text:p>
          </table:table-cell>
          <table:table-cell office:value-type="string">
            <text:p>Plombières-lès-Dij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3</text:p>
          </table:table-cell>
          <table:table-cell office:value-type="string">
            <text:p>Commune simple</text:p>
          </table:table-cell>
          <table:table-cell office:value-type="string">
            <text:p>2125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ETORMAY</text:p>
          </table:table-cell>
          <table:table-cell office:value-type="float" office:value="67"/>
          <table:table-cell office:value-type="string">
            <text:p>COM</text:p>
          </table:table-cell>
          <table:table-cell office:value-type="string">
            <text:p>Étorm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2</text:p>
          </table:table-cell>
          <table:table-cell office:value-type="string">
            <text:p>Commune simple</text:p>
          </table:table-cell>
          <table:table-cell office:value-type="string">
            <text:p>2132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JAILLY LES MOULINS</text:p>
          </table:table-cell>
          <table:table-cell office:value-type="float" office:value="82"/>
          <table:table-cell office:value-type="string">
            <text:p>COM</text:p>
          </table:table-cell>
          <table:table-cell office:value-type="string">
            <text:p>Jailly-les-Moulin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30</text:p>
          </table:table-cell>
          <table:table-cell office:value-type="string">
            <text:p>Commune simple</text:p>
          </table:table-cell>
          <table:table-cell office:value-type="string">
            <text:p>2111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BUFFON</text:p>
          </table:table-cell>
          <table:table-cell office:value-type="float" office:value="176"/>
          <table:table-cell office:value-type="string">
            <text:p>COM</text:p>
          </table:table-cell>
          <table:table-cell office:value-type="string">
            <text:p>Buff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1</text:p>
          </table:table-cell>
          <table:table-cell office:value-type="string">
            <text:p>Commune simple</text:p>
          </table:table-cell>
          <table:table-cell office:value-type="string">
            <text:p>2101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ALOXE CORTON</text:p>
          </table:table-cell>
          <table:table-cell office:value-type="float" office:value="134"/>
          <table:table-cell office:value-type="string">
            <text:p>COM</text:p>
          </table:table-cell>
          <table:table-cell office:value-type="string">
            <text:p>Aloxe-Cort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01</text:p>
          </table:table-cell>
          <table:table-cell office:value-type="string">
            <text:p>Commune simple</text:p>
          </table:table-cell>
          <table:table-cell office:value-type="string">
            <text:p>2158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SAULX LE DUC</text:p>
          </table:table-cell>
          <table:table-cell office:value-type="float" office:value="239"/>
          <table:table-cell office:value-type="string">
            <text:p>COM</text:p>
          </table:table-cell>
          <table:table-cell office:value-type="string">
            <text:p>Saulx-le-Duc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6</text:p>
          </table:table-cell>
          <table:table-cell office:value-type="string">
            <text:p>Commune simple</text:p>
          </table:table-cell>
          <table:table-cell office:value-type="string">
            <text:p>2122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DAIX</text:p>
          </table:table-cell>
          <table:table-cell office:value-type="float" office:value="1471"/>
          <table:table-cell office:value-type="string">
            <text:p>COM</text:p>
          </table:table-cell>
          <table:table-cell office:value-type="string">
            <text:p>Dai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895</text:p>
          </table:table-cell>
          <table:table-cell office:value-type="string">
            <text:p>Commune simple</text:p>
          </table:table-cell>
          <table:table-cell office:value-type="string">
            <text:p>2125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ETAIS</text:p>
          </table:table-cell>
          <table:table-cell office:value-type="float" office:value="85"/>
          <table:table-cell office:value-type="string">
            <text:p>COM</text:p>
          </table:table-cell>
          <table:table-cell office:value-type="string">
            <text:p>Éta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27</text:p>
          </table:table-cell>
          <table:table-cell office:value-type="string">
            <text:p>Commune simple</text:p>
          </table:table-cell>
          <table:table-cell office:value-type="string">
            <text:p>2140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MERCEUIL</text:p>
          </table:table-cell>
          <table:table-cell office:value-type="float" office:value="812"/>
          <table:table-cell office:value-type="string">
            <text:p>COM</text:p>
          </table:table-cell>
          <table:table-cell office:value-type="string">
            <text:p>Merceu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80</text:p>
          </table:table-cell>
          <table:table-cell office:value-type="string">
            <text:p>Commune simple</text:p>
          </table:table-cell>
          <table:table-cell office:value-type="string">
            <text:p>2163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THOREY SOUS CHARNY</text:p>
          </table:table-cell>
          <table:table-cell office:value-type="float" office:value="179"/>
          <table:table-cell office:value-type="string">
            <text:p>COM</text:p>
          </table:table-cell>
          <table:table-cell office:value-type="string">
            <text:p>Thorey-sous-Char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64</text:p>
          </table:table-cell>
          <table:table-cell office:value-type="string">
            <text:p>Commune simple</text:p>
          </table:table-cell>
          <table:table-cell office:value-type="string">
            <text:p>2137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MALIGNY</text:p>
          </table:table-cell>
          <table:table-cell office:value-type="float" office:value="212"/>
          <table:table-cell office:value-type="string">
            <text:p>COM</text:p>
          </table:table-cell>
          <table:table-cell office:value-type="string">
            <text:p>Mal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86</text:p>
          </table:table-cell>
          <table:table-cell office:value-type="string">
            <text:p>Commune simple</text:p>
          </table:table-cell>
          <table:table-cell office:value-type="string">
            <text:p>2171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VOUGEOT</text:p>
          </table:table-cell>
          <table:table-cell office:value-type="float" office:value="177"/>
          <table:table-cell office:value-type="string">
            <text:p>COM</text:p>
          </table:table-cell>
          <table:table-cell office:value-type="string">
            <text:p>Vouge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2</text:p>
          </table:table-cell>
          <table:table-cell office:value-type="string">
            <text:p>Commune simple</text:p>
          </table:table-cell>
          <table:table-cell office:value-type="string">
            <text:p>2156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AINT MESMIN</text:p>
          </table:table-cell>
          <table:table-cell office:value-type="float" office:value="128"/>
          <table:table-cell office:value-type="string">
            <text:p>COM</text:p>
          </table:table-cell>
          <table:table-cell office:value-type="string">
            <text:p>Saint-Mesm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02</text:p>
          </table:table-cell>
          <table:table-cell office:value-type="string">
            <text:p>Commune simple</text:p>
          </table:table-cell>
          <table:table-cell office:value-type="string">
            <text:p>2149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POISEUL LES SAULX</text:p>
          </table:table-cell>
          <table:table-cell office:value-type="float" office:value="67"/>
          <table:table-cell office:value-type="string">
            <text:p>COM</text:p>
          </table:table-cell>
          <table:table-cell office:value-type="string">
            <text:p>Poiseul-lès-Saul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2200336490</text:p>
          </table:table-cell>
          <table:table-cell office:value-type="string">
            <text:p>Commune simple</text:p>
          </table:table-cell>
          <table:table-cell office:value-type="string">
            <text:p>89197</text:p>
          </table:table-cell>
          <table:table-cell office:value-type="string">
            <text:p>2</text:p>
          </table:table-cell>
          <table:table-cell office:value-type="string">
            <text:p>89</text:p>
          </table:table-cell>
          <table:table-cell office:value-type="string">
            <text:p>27</text:p>
          </table:table-cell>
          <table:table-cell office:value-type="string">
            <text:p>200039709</text:p>
          </table:table-cell>
          <table:table-cell office:value-type="string">
            <text:p>GUILLON TERRE PLAINE</text:p>
          </table:table-cell>
          <table:table-cell office:value-type="float" office:value="760"/>
          <table:table-cell office:value-type="string">
            <text:p>COM</text:p>
          </table:table-cell>
          <table:table-cell office:value-type="string">
            <text:p>Guillon-Terre-Pla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1</text:p>
          </table:table-cell>
          <table:table-cell office:value-type="string">
            <text:p>Commune simple</text:p>
          </table:table-cell>
          <table:table-cell office:value-type="string">
            <text:p>2149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POISEUL LA VILLE ET LAPERRIERE</text:p>
          </table:table-cell>
          <table:table-cell office:value-type="float" office:value="160"/>
          <table:table-cell office:value-type="string">
            <text:p>COM</text:p>
          </table:table-cell>
          <table:table-cell office:value-type="string">
            <text:p>Poiseul-la-Ville-et-Laperrièr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5</text:p>
          </table:table-cell>
          <table:table-cell office:value-type="string">
            <text:p>Commune simple</text:p>
          </table:table-cell>
          <table:table-cell office:value-type="string">
            <text:p>2150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PRENOIS</text:p>
          </table:table-cell>
          <table:table-cell office:value-type="float" office:value="419"/>
          <table:table-cell office:value-type="string">
            <text:p>COM</text:p>
          </table:table-cell>
          <table:table-cell office:value-type="string">
            <text:p>Pren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6</text:p>
          </table:table-cell>
          <table:table-cell office:value-type="string">
            <text:p>Commune simple</text:p>
          </table:table-cell>
          <table:table-cell office:value-type="string">
            <text:p>2125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ETAULES</text:p>
          </table:table-cell>
          <table:table-cell office:value-type="float" office:value="300"/>
          <table:table-cell office:value-type="string">
            <text:p>COM</text:p>
          </table:table-cell>
          <table:table-cell office:value-type="string">
            <text:p>Étaul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93</text:p>
          </table:table-cell>
          <table:table-cell office:value-type="string">
            <text:p>Commune simple</text:p>
          </table:table-cell>
          <table:table-cell office:value-type="string">
            <text:p>2168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EUX CHATEAU</text:p>
          </table:table-cell>
          <table:table-cell office:value-type="float" office:value="85"/>
          <table:table-cell office:value-type="string">
            <text:p>COM</text:p>
          </table:table-cell>
          <table:table-cell office:value-type="string">
            <text:p>Vieux-Château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18</text:p>
          </table:table-cell>
          <table:table-cell office:value-type="string">
            <text:p>Commune simple</text:p>
          </table:table-cell>
          <table:table-cell office:value-type="string">
            <text:p>2116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CHAUME LES BAIGNEUX</text:p>
          </table:table-cell>
          <table:table-cell office:value-type="float" office:value="93"/>
          <table:table-cell office:value-type="string">
            <text:p>COM</text:p>
          </table:table-cell>
          <table:table-cell office:value-type="string">
            <text:p>Chaume-lès-Baigne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84</text:p>
          </table:table-cell>
          <table:table-cell office:value-type="string">
            <text:p>Commune simple</text:p>
          </table:table-cell>
          <table:table-cell office:value-type="string">
            <text:p>2145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NOIDAN</text:p>
          </table:table-cell>
          <table:table-cell office:value-type="float" office:value="74"/>
          <table:table-cell office:value-type="string">
            <text:p>COM</text:p>
          </table:table-cell>
          <table:table-cell office:value-type="string">
            <text:p>Noida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89</text:p>
          </table:table-cell>
          <table:table-cell office:value-type="string">
            <text:p>Commune simple</text:p>
          </table:table-cell>
          <table:table-cell office:value-type="string">
            <text:p>2170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VILLY LE MOUTIER</text:p>
          </table:table-cell>
          <table:table-cell office:value-type="float" office:value="339"/>
          <table:table-cell office:value-type="string">
            <text:p>COM</text:p>
          </table:table-cell>
          <table:table-cell office:value-type="string">
            <text:p>Villy-le-Moutier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0</text:p>
          </table:table-cell>
          <table:table-cell office:value-type="string">
            <text:p>Commune simple</text:p>
          </table:table-cell>
          <table:table-cell office:value-type="string">
            <text:p>2126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FLAGEY ECHEZEAUX</text:p>
          </table:table-cell>
          <table:table-cell office:value-type="float" office:value="473"/>
          <table:table-cell office:value-type="string">
            <text:p>COM</text:p>
          </table:table-cell>
          <table:table-cell office:value-type="string">
            <text:p>Flagey-Echéze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81</text:p>
          </table:table-cell>
          <table:table-cell office:value-type="string">
            <text:p>Commune simple</text:p>
          </table:table-cell>
          <table:table-cell office:value-type="string">
            <text:p>2129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GISSEY LE VIEIL</text:p>
          </table:table-cell>
          <table:table-cell office:value-type="float" office:value="113"/>
          <table:table-cell office:value-type="string">
            <text:p>COM</text:p>
          </table:table-cell>
          <table:table-cell office:value-type="string">
            <text:p>Gissey-le-Vie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29</text:p>
          </table:table-cell>
          <table:table-cell office:value-type="string">
            <text:p>Commune simple</text:p>
          </table:table-cell>
          <table:table-cell office:value-type="string">
            <text:p>2160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SENNECEY LES DIJON</text:p>
          </table:table-cell>
          <table:table-cell office:value-type="float" office:value="2041"/>
          <table:table-cell office:value-type="string">
            <text:p>COM</text:p>
          </table:table-cell>
          <table:table-cell office:value-type="string">
            <text:p>Sennecey-lès-Dij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32</text:p>
          </table:table-cell>
          <table:table-cell office:value-type="string">
            <text:p>Commune simple</text:p>
          </table:table-cell>
          <table:table-cell office:value-type="string">
            <text:p>2126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FAIN LES MOUTIERS</text:p>
          </table:table-cell>
          <table:table-cell office:value-type="float" office:value="155"/>
          <table:table-cell office:value-type="string">
            <text:p>COM</text:p>
          </table:table-cell>
          <table:table-cell office:value-type="string">
            <text:p>Fain-lès-Moutier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0</text:p>
          </table:table-cell>
          <table:table-cell office:value-type="string">
            <text:p>Commune simple</text:p>
          </table:table-cell>
          <table:table-cell office:value-type="string">
            <text:p>2137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MALAIN</text:p>
          </table:table-cell>
          <table:table-cell office:value-type="float" office:value="747"/>
          <table:table-cell office:value-type="string">
            <text:p>COM</text:p>
          </table:table-cell>
          <table:table-cell office:value-type="string">
            <text:p>Mâla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1</text:p>
          </table:table-cell>
          <table:table-cell office:value-type="string">
            <text:p>Commune simple</text:p>
          </table:table-cell>
          <table:table-cell office:value-type="string">
            <text:p>2112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BUSSIERE SUR OUCHE</text:p>
          </table:table-cell>
          <table:table-cell office:value-type="float" office:value="159"/>
          <table:table-cell office:value-type="string">
            <text:p>COM</text:p>
          </table:table-cell>
          <table:table-cell office:value-type="string">
            <text:p>La Bussière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4</text:p>
          </table:table-cell>
          <table:table-cell office:value-type="string">
            <text:p>Commune simple</text:p>
          </table:table-cell>
          <table:table-cell office:value-type="string">
            <text:p>21169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HEVANNES</text:p>
          </table:table-cell>
          <table:table-cell office:value-type="float" office:value="160"/>
          <table:table-cell office:value-type="string">
            <text:p>COM</text:p>
          </table:table-cell>
          <table:table-cell office:value-type="string">
            <text:p>Chevann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1</text:p>
          </table:table-cell>
          <table:table-cell office:value-type="string">
            <text:p>Commune simple</text:p>
          </table:table-cell>
          <table:table-cell office:value-type="string">
            <text:p>2160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SEMAREY</text:p>
          </table:table-cell>
          <table:table-cell office:value-type="float" office:value="122"/>
          <table:table-cell office:value-type="string">
            <text:p>COM</text:p>
          </table:table-cell>
          <table:table-cell office:value-type="string">
            <text:p>Semar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805</text:p>
          </table:table-cell>
          <table:table-cell office:value-type="string">
            <text:p>Commune simple</text:p>
          </table:table-cell>
          <table:table-cell office:value-type="string">
            <text:p>2124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EPOISSES</text:p>
          </table:table-cell>
          <table:table-cell office:value-type="float" office:value="796"/>
          <table:table-cell office:value-type="string">
            <text:p>COM</text:p>
          </table:table-cell>
          <table:table-cell office:value-type="string">
            <text:p>Époiss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7</text:p>
          </table:table-cell>
          <table:table-cell office:value-type="string">
            <text:p>Commune simple</text:p>
          </table:table-cell>
          <table:table-cell office:value-type="string">
            <text:p>2130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GRENANT LES SOMBERNON</text:p>
          </table:table-cell>
          <table:table-cell office:value-type="float" office:value="212"/>
          <table:table-cell office:value-type="string">
            <text:p>COM</text:p>
          </table:table-cell>
          <table:table-cell office:value-type="string">
            <text:p>Grenant-lès-Sombern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897</text:p>
          </table:table-cell>
          <table:table-cell office:value-type="string">
            <text:p>Commune simple</text:p>
          </table:table-cell>
          <table:table-cell office:value-type="string">
            <text:p>2102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ASNIERES EN MONTAGNE</text:p>
          </table:table-cell>
          <table:table-cell office:value-type="float" office:value="191"/>
          <table:table-cell office:value-type="string">
            <text:p>COM</text:p>
          </table:table-cell>
          <table:table-cell office:value-type="string">
            <text:p>Asnières-en-Montag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1</text:p>
          </table:table-cell>
          <table:table-cell office:value-type="string">
            <text:p>Commune simple</text:p>
          </table:table-cell>
          <table:table-cell office:value-type="string">
            <text:p>2124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EPERNAY SOUS GEVREY</text:p>
          </table:table-cell>
          <table:table-cell office:value-type="float" office:value="183"/>
          <table:table-cell office:value-type="string">
            <text:p>COM</text:p>
          </table:table-cell>
          <table:table-cell office:value-type="string">
            <text:p>Épernay-sous-Gevr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7</text:p>
          </table:table-cell>
          <table:table-cell office:value-type="string">
            <text:p>Commune simple</text:p>
          </table:table-cell>
          <table:table-cell office:value-type="string">
            <text:p>2167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VEUVEY SUR OUCHE</text:p>
          </table:table-cell>
          <table:table-cell office:value-type="float" office:value="209"/>
          <table:table-cell office:value-type="string">
            <text:p>COM</text:p>
          </table:table-cell>
          <table:table-cell office:value-type="string">
            <text:p>Veuvey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6</text:p>
          </table:table-cell>
          <table:table-cell office:value-type="string">
            <text:p>Commune simple</text:p>
          </table:table-cell>
          <table:table-cell office:value-type="string">
            <text:p>2140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MENETREUX LE PITOIS</text:p>
          </table:table-cell>
          <table:table-cell office:value-type="float" office:value="427"/>
          <table:table-cell office:value-type="string">
            <text:p>COM</text:p>
          </table:table-cell>
          <table:table-cell office:value-type="string">
            <text:p>Ménétreux-le-Pit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7</text:p>
          </table:table-cell>
          <table:table-cell office:value-type="string">
            <text:p>Commune simple</text:p>
          </table:table-cell>
          <table:table-cell office:value-type="string">
            <text:p>2155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SAINT GERMAIN LES SENAILLY</text:p>
          </table:table-cell>
          <table:table-cell office:value-type="float" office:value="125"/>
          <table:table-cell office:value-type="string">
            <text:p>COM</text:p>
          </table:table-cell>
          <table:table-cell office:value-type="string">
            <text:p>Saint-Germain-lès-Sena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6</text:p>
          </table:table-cell>
          <table:table-cell office:value-type="string">
            <text:p>Commune simple</text:p>
          </table:table-cell>
          <table:table-cell office:value-type="string">
            <text:p>2127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FLAVIGNY SUR OZERAIN</text:p>
          </table:table-cell>
          <table:table-cell office:value-type="float" office:value="302"/>
          <table:table-cell office:value-type="string">
            <text:p>COM</text:p>
          </table:table-cell>
          <table:table-cell office:value-type="string">
            <text:p>Flavigny-sur-Ozera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0</text:p>
          </table:table-cell>
          <table:table-cell office:value-type="string">
            <text:p>Commune simple</text:p>
          </table:table-cell>
          <table:table-cell office:value-type="string">
            <text:p>2104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AVOSNES</text:p>
          </table:table-cell>
          <table:table-cell office:value-type="float" office:value="89"/>
          <table:table-cell office:value-type="string">
            <text:p>COM</text:p>
          </table:table-cell>
          <table:table-cell office:value-type="string">
            <text:p>Avosn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6</text:p>
          </table:table-cell>
          <table:table-cell office:value-type="string">
            <text:p>Commune simple</text:p>
          </table:table-cell>
          <table:table-cell office:value-type="string">
            <text:p>2121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CREPAND</text:p>
          </table:table-cell>
          <table:table-cell office:value-type="float" office:value="324"/>
          <table:table-cell office:value-type="string">
            <text:p>COM</text:p>
          </table:table-cell>
          <table:table-cell office:value-type="string">
            <text:p>Crépan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0</text:p>
          </table:table-cell>
          <table:table-cell office:value-type="string">
            <text:p>Commune simple</text:p>
          </table:table-cell>
          <table:table-cell office:value-type="string">
            <text:p>2127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FLAVIGNEROT</text:p>
          </table:table-cell>
          <table:table-cell office:value-type="float" office:value="184"/>
          <table:table-cell office:value-type="string">
            <text:p>COM</text:p>
          </table:table-cell>
          <table:table-cell office:value-type="string">
            <text:p>Flavigner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2</text:p>
          </table:table-cell>
          <table:table-cell office:value-type="string">
            <text:p>Commune simple</text:p>
          </table:table-cell>
          <table:table-cell office:value-type="string">
            <text:p>2117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CHEVIGNY SAINT SAUVEUR</text:p>
          </table:table-cell>
          <table:table-cell office:value-type="float" office:value="11326"/>
          <table:table-cell office:value-type="string">
            <text:p>COM</text:p>
          </table:table-cell>
          <table:table-cell office:value-type="string">
            <text:p>Chevigny-Saint-Sauveur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7</text:p>
          </table:table-cell>
          <table:table-cell office:value-type="string">
            <text:p>Commune simple</text:p>
          </table:table-cell>
          <table:table-cell office:value-type="string">
            <text:p>2148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PERNAND VERGELESSES</text:p>
          </table:table-cell>
          <table:table-cell office:value-type="float" office:value="244"/>
          <table:table-cell office:value-type="string">
            <text:p>COM</text:p>
          </table:table-cell>
          <table:table-cell office:value-type="string">
            <text:p>Pernand-Vergeless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30</text:p>
          </table:table-cell>
          <table:table-cell office:value-type="string">
            <text:p>Commune simple</text:p>
          </table:table-cell>
          <table:table-cell office:value-type="string">
            <text:p>2160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SENAILLY</text:p>
          </table:table-cell>
          <table:table-cell office:value-type="float" office:value="139"/>
          <table:table-cell office:value-type="string">
            <text:p>COM</text:p>
          </table:table-cell>
          <table:table-cell office:value-type="string">
            <text:p>Sena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894</text:p>
          </table:table-cell>
          <table:table-cell office:value-type="string">
            <text:p>Commune simple</text:p>
          </table:table-cell>
          <table:table-cell office:value-type="string">
            <text:p>2159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SAVOISY</text:p>
          </table:table-cell>
          <table:table-cell office:value-type="float" office:value="200"/>
          <table:table-cell office:value-type="string">
            <text:p>COM</text:p>
          </table:table-cell>
          <table:table-cell office:value-type="string">
            <text:p>Savois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06</text:p>
          </table:table-cell>
          <table:table-cell office:value-type="string">
            <text:p>Commune simple</text:p>
          </table:table-cell>
          <table:table-cell office:value-type="string">
            <text:p>2120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COURTIVRON</text:p>
          </table:table-cell>
          <table:table-cell office:value-type="float" office:value="168"/>
          <table:table-cell office:value-type="string">
            <text:p>COM</text:p>
          </table:table-cell>
          <table:table-cell office:value-type="string">
            <text:p>Courtivr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1</text:p>
          </table:table-cell>
          <table:table-cell office:value-type="string">
            <text:p>Commune simple</text:p>
          </table:table-cell>
          <table:table-cell office:value-type="string">
            <text:p>2105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69540</text:p>
          </table:table-cell>
          <table:table-cell office:value-type="string">
            <text:p>BELLEFOND</text:p>
          </table:table-cell>
          <table:table-cell office:value-type="float" office:value="866"/>
          <table:table-cell office:value-type="string">
            <text:p>COM</text:p>
          </table:table-cell>
          <table:table-cell office:value-type="string">
            <text:p>Bellefon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7</text:p>
          </table:table-cell>
          <table:table-cell office:value-type="string">
            <text:p>Commune simple</text:p>
          </table:table-cell>
          <table:table-cell office:value-type="string">
            <text:p>2103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AUXEY DURESSES</text:p>
          </table:table-cell>
          <table:table-cell office:value-type="float" office:value="304"/>
          <table:table-cell office:value-type="string">
            <text:p>COM</text:p>
          </table:table-cell>
          <table:table-cell office:value-type="string">
            <text:p>Auxey-Duress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4</text:p>
          </table:table-cell>
          <table:table-cell office:value-type="string">
            <text:p>Commune simple</text:p>
          </table:table-cell>
          <table:table-cell office:value-type="string">
            <text:p>2167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C SOUS THIL</text:p>
          </table:table-cell>
          <table:table-cell office:value-type="float" office:value="189"/>
          <table:table-cell office:value-type="string">
            <text:p>COM</text:p>
          </table:table-cell>
          <table:table-cell office:value-type="string">
            <text:p>Vic-sous-Th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3</text:p>
          </table:table-cell>
          <table:table-cell office:value-type="string">
            <text:p>Commune simple</text:p>
          </table:table-cell>
          <table:table-cell office:value-type="string">
            <text:p>2153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ROUVRES SOUS MEILLY</text:p>
          </table:table-cell>
          <table:table-cell office:value-type="float" office:value="89"/>
          <table:table-cell office:value-type="string">
            <text:p>COM</text:p>
          </table:table-cell>
          <table:table-cell office:value-type="string">
            <text:p>Rouvres-sous-Me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1</text:p>
          </table:table-cell>
          <table:table-cell office:value-type="string">
            <text:p>Commune simple</text:p>
          </table:table-cell>
          <table:table-cell office:value-type="string">
            <text:p>2165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VAUX SAULES</text:p>
          </table:table-cell>
          <table:table-cell office:value-type="float" office:value="168"/>
          <table:table-cell office:value-type="string">
            <text:p>COM</text:p>
          </table:table-cell>
          <table:table-cell office:value-type="string">
            <text:p>Vaux-Saul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3</text:p>
          </table:table-cell>
          <table:table-cell office:value-type="string">
            <text:p>Commune simple</text:p>
          </table:table-cell>
          <table:table-cell office:value-type="string">
            <text:p>2136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MAGNY LES VILLERS</text:p>
          </table:table-cell>
          <table:table-cell office:value-type="float" office:value="243"/>
          <table:table-cell office:value-type="string">
            <text:p>COM</text:p>
          </table:table-cell>
          <table:table-cell office:value-type="string">
            <text:p>Magny-lès-Viller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2</text:p>
          </table:table-cell>
          <table:table-cell office:value-type="string">
            <text:p>Commune simple</text:p>
          </table:table-cell>
          <table:table-cell office:value-type="string">
            <text:p>2108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BONCOURT LE BOIS</text:p>
          </table:table-cell>
          <table:table-cell office:value-type="float" office:value="283"/>
          <table:table-cell office:value-type="string">
            <text:p>COM</text:p>
          </table:table-cell>
          <table:table-cell office:value-type="string">
            <text:p>Boncourt-le-B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9</text:p>
          </table:table-cell>
          <table:table-cell office:value-type="string">
            <text:p>Commune simple</text:p>
          </table:table-cell>
          <table:table-cell office:value-type="string">
            <text:p>2103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AUBAINE</text:p>
          </table:table-cell>
          <table:table-cell office:value-type="float" office:value="95"/>
          <table:table-cell office:value-type="string">
            <text:p>COM</text:p>
          </table:table-cell>
          <table:table-cell office:value-type="string">
            <text:p>Auba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3</text:p>
          </table:table-cell>
          <table:table-cell office:value-type="string">
            <text:p>Commune simple</text:p>
          </table:table-cell>
          <table:table-cell office:value-type="string">
            <text:p>2115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HASSEY</text:p>
          </table:table-cell>
          <table:table-cell office:value-type="float" office:value="88"/>
          <table:table-cell office:value-type="string">
            <text:p>COM</text:p>
          </table:table-cell>
          <table:table-cell office:value-type="string">
            <text:p>Chas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0</text:p>
          </table:table-cell>
          <table:table-cell office:value-type="string">
            <text:p>Commune simple</text:p>
          </table:table-cell>
          <table:table-cell office:value-type="string">
            <text:p>2167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VIEILMOULIN</text:p>
          </table:table-cell>
          <table:table-cell office:value-type="float" office:value="124"/>
          <table:table-cell office:value-type="string">
            <text:p>COM</text:p>
          </table:table-cell>
          <table:table-cell office:value-type="string">
            <text:p>Vieilmoul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2</text:p>
          </table:table-cell>
          <table:table-cell office:value-type="string">
            <text:p>Commune simple</text:p>
          </table:table-cell>
          <table:table-cell office:value-type="string">
            <text:p>2143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MONTOILLOT</text:p>
          </table:table-cell>
          <table:table-cell office:value-type="float" office:value="80"/>
          <table:table-cell office:value-type="string">
            <text:p>COM</text:p>
          </table:table-cell>
          <table:table-cell office:value-type="string">
            <text:p>Montoill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7</text:p>
          </table:table-cell>
          <table:table-cell office:value-type="string">
            <text:p>Commune simple</text:p>
          </table:table-cell>
          <table:table-cell office:value-type="string">
            <text:p>2124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EPAGNY</text:p>
          </table:table-cell>
          <table:table-cell office:value-type="float" office:value="313"/>
          <table:table-cell office:value-type="string">
            <text:p>COM</text:p>
          </table:table-cell>
          <table:table-cell office:value-type="string">
            <text:p>Épa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2</text:p>
          </table:table-cell>
          <table:table-cell office:value-type="string">
            <text:p>Commune simple</text:p>
          </table:table-cell>
          <table:table-cell office:value-type="string">
            <text:p>2138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MARMAGNE</text:p>
          </table:table-cell>
          <table:table-cell office:value-type="float" office:value="212"/>
          <table:table-cell office:value-type="string">
            <text:p>COM</text:p>
          </table:table-cell>
          <table:table-cell office:value-type="string">
            <text:p>Marmag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6</text:p>
          </table:table-cell>
          <table:table-cell office:value-type="string">
            <text:p>Commune simple</text:p>
          </table:table-cell>
          <table:table-cell office:value-type="string">
            <text:p>2129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GERGUEIL</text:p>
          </table:table-cell>
          <table:table-cell office:value-type="float" office:value="117"/>
          <table:table-cell office:value-type="string">
            <text:p>COM</text:p>
          </table:table-cell>
          <table:table-cell office:value-type="string">
            <text:p>Gergue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6</text:p>
          </table:table-cell>
          <table:table-cell office:value-type="string">
            <text:p>Commune simple</text:p>
          </table:table-cell>
          <table:table-cell office:value-type="string">
            <text:p>2122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USSY LA COLONNE</text:p>
          </table:table-cell>
          <table:table-cell office:value-type="float" office:value="42"/>
          <table:table-cell office:value-type="string">
            <text:p>COM</text:p>
          </table:table-cell>
          <table:table-cell office:value-type="string">
            <text:p>Cussy-la-Colon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1</text:p>
          </table:table-cell>
          <table:table-cell office:value-type="string">
            <text:p>Commune simple</text:p>
          </table:table-cell>
          <table:table-cell office:value-type="string">
            <text:p>2151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QUETIGNY</text:p>
          </table:table-cell>
          <table:table-cell office:value-type="float" office:value="9557"/>
          <table:table-cell office:value-type="string">
            <text:p>COM</text:p>
          </table:table-cell>
          <table:table-cell office:value-type="string">
            <text:p>Quet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62</text:p>
          </table:table-cell>
          <table:table-cell office:value-type="string">
            <text:p>Commune simple</text:p>
          </table:table-cell>
          <table:table-cell office:value-type="string">
            <text:p>2101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ANTIGNY LA VILLE</text:p>
          </table:table-cell>
          <table:table-cell office:value-type="float" office:value="102"/>
          <table:table-cell office:value-type="string">
            <text:p>COM</text:p>
          </table:table-cell>
          <table:table-cell office:value-type="string">
            <text:p>Antigny-la-Vi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04</text:p>
          </table:table-cell>
          <table:table-cell office:value-type="string">
            <text:p>Commune simple</text:p>
          </table:table-cell>
          <table:table-cell office:value-type="string">
            <text:p>2142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MOLOY</text:p>
          </table:table-cell>
          <table:table-cell office:value-type="float" office:value="233"/>
          <table:table-cell office:value-type="string">
            <text:p>COM</text:p>
          </table:table-cell>
          <table:table-cell office:value-type="string">
            <text:p>Molo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2</text:p>
          </table:table-cell>
          <table:table-cell office:value-type="string">
            <text:p>Commune simple</text:p>
          </table:table-cell>
          <table:table-cell office:value-type="string">
            <text:p>2113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HAMBOEUF</text:p>
          </table:table-cell>
          <table:table-cell office:value-type="float" office:value="382"/>
          <table:table-cell office:value-type="string">
            <text:p>COM</text:p>
          </table:table-cell>
          <table:table-cell office:value-type="string">
            <text:p>Chamb½uf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07</text:p>
          </table:table-cell>
          <table:table-cell office:value-type="string">
            <text:p>Commune simple</text:p>
          </table:table-cell>
          <table:table-cell office:value-type="string">
            <text:p>2157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910</text:p>
          </table:table-cell>
          <table:table-cell office:value-type="string">
            <text:p>SALIVES</text:p>
          </table:table-cell>
          <table:table-cell office:value-type="float" office:value="206"/>
          <table:table-cell office:value-type="string">
            <text:p>COM</text:p>
          </table:table-cell>
          <table:table-cell office:value-type="string">
            <text:p>Saliv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67</text:p>
          </table:table-cell>
          <table:table-cell office:value-type="string">
            <text:p>Commune simple</text:p>
          </table:table-cell>
          <table:table-cell office:value-type="string">
            <text:p>2129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GEMEAUX</text:p>
          </table:table-cell>
          <table:table-cell office:value-type="float" office:value="872"/>
          <table:table-cell office:value-type="string">
            <text:p>COM</text:p>
          </table:table-cell>
          <table:table-cell office:value-type="string">
            <text:p>Geme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5</text:p>
          </table:table-cell>
          <table:table-cell office:value-type="string">
            <text:p>Commune simple</text:p>
          </table:table-cell>
          <table:table-cell office:value-type="string">
            <text:p>2118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OMBLANCHIEN</text:p>
          </table:table-cell>
          <table:table-cell office:value-type="float" office:value="637"/>
          <table:table-cell office:value-type="string">
            <text:p>COM</text:p>
          </table:table-cell>
          <table:table-cell office:value-type="string">
            <text:p>Comblanchie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95</text:p>
          </table:table-cell>
          <table:table-cell office:value-type="string">
            <text:p>Commune simple</text:p>
          </table:table-cell>
          <table:table-cell office:value-type="string">
            <text:p>2117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CHOREY LES BEAUNE</text:p>
          </table:table-cell>
          <table:table-cell office:value-type="float" office:value="633"/>
          <table:table-cell office:value-type="string">
            <text:p>COM</text:p>
          </table:table-cell>
          <table:table-cell office:value-type="string">
            <text:p>Chorey-les-Beau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34</text:p>
          </table:table-cell>
          <table:table-cell office:value-type="string">
            <text:p>Commune simple</text:p>
          </table:table-cell>
          <table:table-cell office:value-type="string">
            <text:p>89431</text:p>
          </table:table-cell>
          <table:table-cell office:value-type="string">
            <text:p>2</text:p>
          </table:table-cell>
          <table:table-cell office:value-type="string">
            <text:p>89</text:p>
          </table:table-cell>
          <table:table-cell office:value-type="string">
            <text:p>27</text:p>
          </table:table-cell>
          <table:table-cell office:value-type="string">
            <text:p>200039709</text:p>
          </table:table-cell>
          <table:table-cell office:value-type="string">
            <text:p>VASSY SOUS PISY</text:p>
          </table:table-cell>
          <table:table-cell office:value-type="float" office:value="71"/>
          <table:table-cell office:value-type="string">
            <text:p>COM</text:p>
          </table:table-cell>
          <table:table-cell office:value-type="string">
            <text:p>Vassy-sous-Pis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7</text:p>
          </table:table-cell>
          <table:table-cell office:value-type="string">
            <text:p>Commune simple</text:p>
          </table:table-cell>
          <table:table-cell office:value-type="string">
            <text:p>2139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MARTROIS</text:p>
          </table:table-cell>
          <table:table-cell office:value-type="float" office:value="62"/>
          <table:table-cell office:value-type="string">
            <text:p>COM</text:p>
          </table:table-cell>
          <table:table-cell office:value-type="string">
            <text:p>Martr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5</text:p>
          </table:table-cell>
          <table:table-cell office:value-type="string">
            <text:p>Commune simple</text:p>
          </table:table-cell>
          <table:table-cell office:value-type="string">
            <text:p>2113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CHAMPAGNY</text:p>
          </table:table-cell>
          <table:table-cell office:value-type="float" office:value="27"/>
          <table:table-cell office:value-type="string">
            <text:p>COM</text:p>
          </table:table-cell>
          <table:table-cell office:value-type="string">
            <text:p>Champa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9</text:p>
          </table:table-cell>
          <table:table-cell office:value-type="string">
            <text:p>Commune simple</text:p>
          </table:table-cell>
          <table:table-cell office:value-type="string">
            <text:p>2133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LACANCHE</text:p>
          </table:table-cell>
          <table:table-cell office:value-type="float" office:value="561"/>
          <table:table-cell office:value-type="string">
            <text:p>COM</text:p>
          </table:table-cell>
          <table:table-cell office:value-type="string">
            <text:p>Lacan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8</text:p>
          </table:table-cell>
          <table:table-cell office:value-type="string">
            <text:p>Commune simple</text:p>
          </table:table-cell>
          <table:table-cell office:value-type="string">
            <text:p>2117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IVRY EN MONTAGNE</text:p>
          </table:table-cell>
          <table:table-cell office:value-type="float" office:value="129"/>
          <table:table-cell office:value-type="string">
            <text:p>COM</text:p>
          </table:table-cell>
          <table:table-cell office:value-type="string">
            <text:p>Civry-en-Montag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61</text:p>
          </table:table-cell>
          <table:table-cell office:value-type="string">
            <text:p>Commune simple</text:p>
          </table:table-cell>
          <table:table-cell office:value-type="string">
            <text:p>2106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BESSEY LA COUR</text:p>
          </table:table-cell>
          <table:table-cell office:value-type="float" office:value="57"/>
          <table:table-cell office:value-type="string">
            <text:p>COM</text:p>
          </table:table-cell>
          <table:table-cell office:value-type="string">
            <text:p>Bessey-la-Cour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69</text:p>
          </table:table-cell>
          <table:table-cell office:value-type="string">
            <text:p>Commune simple</text:p>
          </table:table-cell>
          <table:table-cell office:value-type="string">
            <text:p>2131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IS SUR TILLE</text:p>
          </table:table-cell>
          <table:table-cell office:value-type="float" office:value="4402"/>
          <table:table-cell office:value-type="string">
            <text:p>COM</text:p>
          </table:table-cell>
          <table:table-cell office:value-type="string">
            <text:p>Is-sur-Ti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9</text:p>
          </table:table-cell>
          <table:table-cell office:value-type="string">
            <text:p>Commune simple</text:p>
          </table:table-cell>
          <table:table-cell office:value-type="string">
            <text:p>2109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BOUX SOUS SALMAISE</text:p>
          </table:table-cell>
          <table:table-cell office:value-type="float" office:value="125"/>
          <table:table-cell office:value-type="string">
            <text:p>COM</text:p>
          </table:table-cell>
          <table:table-cell office:value-type="string">
            <text:p>Boux-sous-Salmais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9</text:p>
          </table:table-cell>
          <table:table-cell office:value-type="string">
            <text:p>Commune simple</text:p>
          </table:table-cell>
          <table:table-cell office:value-type="string">
            <text:p>2108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BLAISY HAUT</text:p>
          </table:table-cell>
          <table:table-cell office:value-type="float" office:value="131"/>
          <table:table-cell office:value-type="string">
            <text:p>COM</text:p>
          </table:table-cell>
          <table:table-cell office:value-type="string">
            <text:p>Blaisy-Hau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0</text:p>
          </table:table-cell>
          <table:table-cell office:value-type="string">
            <text:p>Commune simple</text:p>
          </table:table-cell>
          <table:table-cell office:value-type="string">
            <text:p>2115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HATEAUNEUF</text:p>
          </table:table-cell>
          <table:table-cell office:value-type="float" office:value="85"/>
          <table:table-cell office:value-type="string">
            <text:p>COM</text:p>
          </table:table-cell>
          <table:table-cell office:value-type="string">
            <text:p>Châteauneuf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7</text:p>
          </table:table-cell>
          <table:table-cell office:value-type="string">
            <text:p>Commune simple</text:p>
          </table:table-cell>
          <table:table-cell office:value-type="string">
            <text:p>2102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ARNAY SOUS VITTEAUX</text:p>
          </table:table-cell>
          <table:table-cell office:value-type="float" office:value="111"/>
          <table:table-cell office:value-type="string">
            <text:p>COM</text:p>
          </table:table-cell>
          <table:table-cell office:value-type="string">
            <text:p>Arnay-sous-Vitte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2</text:p>
          </table:table-cell>
          <table:table-cell office:value-type="string">
            <text:p>Commune simple</text:p>
          </table:table-cell>
          <table:table-cell office:value-type="string">
            <text:p>2131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HAUTEVILLE LES DIJON</text:p>
          </table:table-cell>
          <table:table-cell office:value-type="float" office:value="1219"/>
          <table:table-cell office:value-type="string">
            <text:p>COM</text:p>
          </table:table-cell>
          <table:table-cell office:value-type="string">
            <text:p>Hauteville-lès-Dij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4</text:p>
          </table:table-cell>
          <table:table-cell office:value-type="string">
            <text:p>Commune simple</text:p>
          </table:table-cell>
          <table:table-cell office:value-type="string">
            <text:p>2114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HARIGNY</text:p>
          </table:table-cell>
          <table:table-cell office:value-type="float" office:value="34"/>
          <table:table-cell office:value-type="string">
            <text:p>COM</text:p>
          </table:table-cell>
          <table:table-cell office:value-type="string">
            <text:p>Char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7</text:p>
          </table:table-cell>
          <table:table-cell office:value-type="string">
            <text:p>Commune simple</text:p>
          </table:table-cell>
          <table:table-cell office:value-type="string">
            <text:p>2129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GENAY</text:p>
          </table:table-cell>
          <table:table-cell office:value-type="float" office:value="374"/>
          <table:table-cell office:value-type="string">
            <text:p>COM</text:p>
          </table:table-cell>
          <table:table-cell office:value-type="string">
            <text:p>Ge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6</text:p>
          </table:table-cell>
          <table:table-cell office:value-type="string">
            <text:p>Commune simple</text:p>
          </table:table-cell>
          <table:table-cell office:value-type="string">
            <text:p>21494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PONCEY SUR L IGNON</text:p>
          </table:table-cell>
          <table:table-cell office:value-type="float" office:value="78"/>
          <table:table-cell office:value-type="string">
            <text:p>COM</text:p>
          </table:table-cell>
          <table:table-cell office:value-type="string">
            <text:p>Poncey-sur-l'Ign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28</text:p>
          </table:table-cell>
          <table:table-cell office:value-type="string">
            <text:p>Commune simple</text:p>
          </table:table-cell>
          <table:table-cell office:value-type="string">
            <text:p>2134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LEVERNOIS</text:p>
          </table:table-cell>
          <table:table-cell office:value-type="float" office:value="327"/>
          <table:table-cell office:value-type="string">
            <text:p>COM</text:p>
          </table:table-cell>
          <table:table-cell office:value-type="string">
            <text:p>Levern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6</text:p>
          </table:table-cell>
          <table:table-cell office:value-type="string">
            <text:p>Commune simple</text:p>
          </table:table-cell>
          <table:table-cell office:value-type="string">
            <text:p>2101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ARCENANT</text:p>
          </table:table-cell>
          <table:table-cell office:value-type="float" office:value="507"/>
          <table:table-cell office:value-type="string">
            <text:p>COM</text:p>
          </table:table-cell>
          <table:table-cell office:value-type="string">
            <text:p>Arcena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64</text:p>
          </table:table-cell>
          <table:table-cell office:value-type="string">
            <text:p>Commune simple</text:p>
          </table:table-cell>
          <table:table-cell office:value-type="string">
            <text:p>2144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MONT SAINT JEAN</text:p>
          </table:table-cell>
          <table:table-cell office:value-type="float" office:value="241"/>
          <table:table-cell office:value-type="string">
            <text:p>COM</text:p>
          </table:table-cell>
          <table:table-cell office:value-type="string">
            <text:p>Mont-Saint-Jea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7</text:p>
          </table:table-cell>
          <table:table-cell office:value-type="string">
            <text:p>Commune simple</text:p>
          </table:table-cell>
          <table:table-cell office:value-type="string">
            <text:p>2157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SAINT VICTOR SUR OUCHE</text:p>
          </table:table-cell>
          <table:table-cell office:value-type="float" office:value="303"/>
          <table:table-cell office:value-type="string">
            <text:p>COM</text:p>
          </table:table-cell>
          <table:table-cell office:value-type="string">
            <text:p>Saint-Victor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5</text:p>
          </table:table-cell>
          <table:table-cell office:value-type="string">
            <text:p>Commune simple</text:p>
          </table:table-cell>
          <table:table-cell office:value-type="string">
            <text:p>2156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SAINT REMY</text:p>
          </table:table-cell>
          <table:table-cell office:value-type="float" office:value="702"/>
          <table:table-cell office:value-type="string">
            <text:p>COM</text:p>
          </table:table-cell>
          <table:table-cell office:value-type="string">
            <text:p>Saint-Rém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7</text:p>
          </table:table-cell>
          <table:table-cell office:value-type="string">
            <text:p>Commune simple</text:p>
          </table:table-cell>
          <table:table-cell office:value-type="string">
            <text:p>2166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VELARS SUR OUCHE</text:p>
          </table:table-cell>
          <table:table-cell office:value-type="float" office:value="1698"/>
          <table:table-cell office:value-type="string">
            <text:p>COM</text:p>
          </table:table-cell>
          <table:table-cell office:value-type="string">
            <text:p>Velars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1</text:p>
          </table:table-cell>
          <table:table-cell office:value-type="string">
            <text:p>Commune simple</text:p>
          </table:table-cell>
          <table:table-cell office:value-type="string">
            <text:p>2139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MAVILLY MANDELOT</text:p>
          </table:table-cell>
          <table:table-cell office:value-type="float" office:value="178"/>
          <table:table-cell office:value-type="string">
            <text:p>COM</text:p>
          </table:table-cell>
          <table:table-cell office:value-type="string">
            <text:p>Mavilly-Mandel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6</text:p>
          </table:table-cell>
          <table:table-cell office:value-type="string">
            <text:p>Commune simple</text:p>
          </table:table-cell>
          <table:table-cell office:value-type="string">
            <text:p>2159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SAVIGNY LES BEAUNE</text:p>
          </table:table-cell>
          <table:table-cell office:value-type="float" office:value="1305"/>
          <table:table-cell office:value-type="string">
            <text:p>COM</text:p>
          </table:table-cell>
          <table:table-cell office:value-type="string">
            <text:p>Savigny-lès-Beau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3</text:p>
          </table:table-cell>
          <table:table-cell office:value-type="string">
            <text:p>Commune simple</text:p>
          </table:table-cell>
          <table:table-cell office:value-type="string">
            <text:p>2161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TALANT</text:p>
          </table:table-cell>
          <table:table-cell office:value-type="float" office:value="11689"/>
          <table:table-cell office:value-type="string">
            <text:p>COM</text:p>
          </table:table-cell>
          <table:table-cell office:value-type="string">
            <text:p>Tala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6</text:p>
          </table:table-cell>
          <table:table-cell office:value-type="string">
            <text:p>Commune simple</text:p>
          </table:table-cell>
          <table:table-cell office:value-type="string">
            <text:p>2168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VILLAINES LES PREVOTES</text:p>
          </table:table-cell>
          <table:table-cell office:value-type="float" office:value="141"/>
          <table:table-cell office:value-type="string">
            <text:p>COM</text:p>
          </table:table-cell>
          <table:table-cell office:value-type="string">
            <text:p>Villaines-les-Prévôt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7</text:p>
          </table:table-cell>
          <table:table-cell office:value-type="string">
            <text:p>Commune simple</text:p>
          </table:table-cell>
          <table:table-cell office:value-type="string">
            <text:p>2122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DAROIS</text:p>
          </table:table-cell>
          <table:table-cell office:value-type="float" office:value="493"/>
          <table:table-cell office:value-type="string">
            <text:p>COM</text:p>
          </table:table-cell>
          <table:table-cell office:value-type="string">
            <text:p>Dar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3</text:p>
          </table:table-cell>
          <table:table-cell office:value-type="string">
            <text:p>Commune simple</text:p>
          </table:table-cell>
          <table:table-cell office:value-type="string">
            <text:p>2105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BAULME LA ROCHE</text:p>
          </table:table-cell>
          <table:table-cell office:value-type="float" office:value="90"/>
          <table:table-cell office:value-type="string">
            <text:p>COM</text:p>
          </table:table-cell>
          <table:table-cell office:value-type="string">
            <text:p>Baulme-la-Ro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7</text:p>
          </table:table-cell>
          <table:table-cell office:value-type="string">
            <text:p>Commune simple</text:p>
          </table:table-cell>
          <table:table-cell office:value-type="string">
            <text:p>2120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OURCELLES LES SEMUR</text:p>
          </table:table-cell>
          <table:table-cell office:value-type="float" office:value="245"/>
          <table:table-cell office:value-type="string">
            <text:p>COM</text:p>
          </table:table-cell>
          <table:table-cell office:value-type="string">
            <text:p>Courcelles-lès-Semur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4</text:p>
          </table:table-cell>
          <table:table-cell office:value-type="string">
            <text:p>Commune simple</text:p>
          </table:table-cell>
          <table:table-cell office:value-type="string">
            <text:p>2128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FRENOIS</text:p>
          </table:table-cell>
          <table:table-cell office:value-type="float" office:value="85"/>
          <table:table-cell office:value-type="string">
            <text:p>COM</text:p>
          </table:table-cell>
          <table:table-cell office:value-type="string">
            <text:p>Frén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1</text:p>
          </table:table-cell>
          <table:table-cell office:value-type="string">
            <text:p>Commune simple</text:p>
          </table:table-cell>
          <table:table-cell office:value-type="string">
            <text:p>2161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SOMBERNON</text:p>
          </table:table-cell>
          <table:table-cell office:value-type="float" office:value="926"/>
          <table:table-cell office:value-type="string">
            <text:p>COM</text:p>
          </table:table-cell>
          <table:table-cell office:value-type="string">
            <text:p>Sombern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29</text:p>
          </table:table-cell>
          <table:table-cell office:value-type="string">
            <text:p>Commune simple</text:p>
          </table:table-cell>
          <table:table-cell office:value-type="string">
            <text:p>2118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COMBERTAULT</text:p>
          </table:table-cell>
          <table:table-cell office:value-type="float" office:value="553"/>
          <table:table-cell office:value-type="string">
            <text:p>COM</text:p>
          </table:table-cell>
          <table:table-cell office:value-type="string">
            <text:p>Combertaul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7</text:p>
          </table:table-cell>
          <table:table-cell office:value-type="string">
            <text:p>Commune simple</text:p>
          </table:table-cell>
          <table:table-cell office:value-type="string">
            <text:p>2100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ALISE SAINTE REINE</text:p>
          </table:table-cell>
          <table:table-cell office:value-type="float" office:value="579"/>
          <table:table-cell office:value-type="string">
            <text:p>COM</text:p>
          </table:table-cell>
          <table:table-cell office:value-type="string">
            <text:p>Alise-Sainte-Re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26</text:p>
          </table:table-cell>
          <table:table-cell office:value-type="string">
            <text:p>Commune simple</text:p>
          </table:table-cell>
          <table:table-cell office:value-type="string">
            <text:p>2155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SAINTE MARIE LA BLANCHE</text:p>
          </table:table-cell>
          <table:table-cell office:value-type="float" office:value="882"/>
          <table:table-cell office:value-type="string">
            <text:p>COM</text:p>
          </table:table-cell>
          <table:table-cell office:value-type="string">
            <text:p>Sainte-Marie-la-Blan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1</text:p>
          </table:table-cell>
          <table:table-cell office:value-type="string">
            <text:p>Commune simple</text:p>
          </table:table-cell>
          <table:table-cell office:value-type="string">
            <text:p>2144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MUSSY LA FOSSE</text:p>
          </table:table-cell>
          <table:table-cell office:value-type="float" office:value="86"/>
          <table:table-cell office:value-type="string">
            <text:p>COM</text:p>
          </table:table-cell>
          <table:table-cell office:value-type="string">
            <text:p>Mussy-la-Foss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4</text:p>
          </table:table-cell>
          <table:table-cell office:value-type="string">
            <text:p>Commune simple</text:p>
          </table:table-cell>
          <table:table-cell office:value-type="string">
            <text:p>2129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GISSEY SOUS FLAVIGNY</text:p>
          </table:table-cell>
          <table:table-cell office:value-type="float" office:value="88"/>
          <table:table-cell office:value-type="string">
            <text:p>COM</text:p>
          </table:table-cell>
          <table:table-cell office:value-type="string">
            <text:p>Gissey-sous-Flav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2</text:p>
          </table:table-cell>
          <table:table-cell office:value-type="string">
            <text:p>Commune simple</text:p>
          </table:table-cell>
          <table:table-cell office:value-type="string">
            <text:p>2150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PREMEAUX PRISSEY</text:p>
          </table:table-cell>
          <table:table-cell office:value-type="float" office:value="393"/>
          <table:table-cell office:value-type="string">
            <text:p>COM</text:p>
          </table:table-cell>
          <table:table-cell office:value-type="string">
            <text:p>Premeaux-Pris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62</text:p>
          </table:table-cell>
          <table:table-cell office:value-type="string">
            <text:p>Commune simple</text:p>
          </table:table-cell>
          <table:table-cell office:value-type="string">
            <text:p>2112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HAILLY SUR ARMANCON</text:p>
          </table:table-cell>
          <table:table-cell office:value-type="float" office:value="244"/>
          <table:table-cell office:value-type="string">
            <text:p>COM</text:p>
          </table:table-cell>
          <table:table-cell office:value-type="string">
            <text:p>Chailly-sur-Armanç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36</text:p>
          </table:table-cell>
          <table:table-cell office:value-type="string">
            <text:p>Commune simple</text:p>
          </table:table-cell>
          <table:table-cell office:value-type="string">
            <text:p>89300</text:p>
          </table:table-cell>
          <table:table-cell office:value-type="string">
            <text:p>2</text:p>
          </table:table-cell>
          <table:table-cell office:value-type="string">
            <text:p>89</text:p>
          </table:table-cell>
          <table:table-cell office:value-type="string">
            <text:p>27</text:p>
          </table:table-cell>
          <table:table-cell office:value-type="string">
            <text:p>200039709</text:p>
          </table:table-cell>
          <table:table-cell office:value-type="string">
            <text:p>PISY</text:p>
          </table:table-cell>
          <table:table-cell office:value-type="float" office:value="76"/>
          <table:table-cell office:value-type="string">
            <text:p>COM</text:p>
          </table:table-cell>
          <table:table-cell office:value-type="string">
            <text:p>Pis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1</text:p>
          </table:table-cell>
          <table:table-cell office:value-type="string">
            <text:p>Commune simple</text:p>
          </table:table-cell>
          <table:table-cell office:value-type="string">
            <text:p>2113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HAMBOLLE MUSIGNY</text:p>
          </table:table-cell>
          <table:table-cell office:value-type="float" office:value="295"/>
          <table:table-cell office:value-type="string">
            <text:p>COM</text:p>
          </table:table-cell>
          <table:table-cell office:value-type="string">
            <text:p>Chambolle-Mus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1</text:p>
          </table:table-cell>
          <table:table-cell office:value-type="string">
            <text:p>Commune simple</text:p>
          </table:table-cell>
          <table:table-cell office:value-type="string">
            <text:p>2108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SOURCE SEINE</text:p>
          </table:table-cell>
          <table:table-cell office:value-type="float" office:value="63"/>
          <table:table-cell office:value-type="string">
            <text:p>COM</text:p>
          </table:table-cell>
          <table:table-cell office:value-type="string">
            <text:p>Source-Se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1</text:p>
          </table:table-cell>
          <table:table-cell office:value-type="string">
            <text:p>Commune simple</text:p>
          </table:table-cell>
          <table:table-cell office:value-type="string">
            <text:p>2164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TURCEY</text:p>
          </table:table-cell>
          <table:table-cell office:value-type="float" office:value="183"/>
          <table:table-cell office:value-type="string">
            <text:p>COM</text:p>
          </table:table-cell>
          <table:table-cell office:value-type="string">
            <text:p>Tur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0</text:p>
          </table:table-cell>
          <table:table-cell office:value-type="string">
            <text:p>Commune simple</text:p>
          </table:table-cell>
          <table:table-cell office:value-type="string">
            <text:p>2138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ARCIGNY SOUS THIL</text:p>
          </table:table-cell>
          <table:table-cell office:value-type="float" office:value="61"/>
          <table:table-cell office:value-type="string">
            <text:p>COM</text:p>
          </table:table-cell>
          <table:table-cell office:value-type="string">
            <text:p>Marcigny-sous-Th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1</text:p>
          </table:table-cell>
          <table:table-cell office:value-type="string">
            <text:p>Commune simple</text:p>
          </table:table-cell>
          <table:table-cell office:value-type="string">
            <text:p>2145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NOGENT LES MONTBARD</text:p>
          </table:table-cell>
          <table:table-cell office:value-type="float" office:value="155"/>
          <table:table-cell office:value-type="string">
            <text:p>COM</text:p>
          </table:table-cell>
          <table:table-cell office:value-type="string">
            <text:p>Nogent-lès-Montbar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9</text:p>
          </table:table-cell>
          <table:table-cell office:value-type="string">
            <text:p>Commune simple</text:p>
          </table:table-cell>
          <table:table-cell office:value-type="string">
            <text:p>2106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BELLENOT SOUS POUILLY</text:p>
          </table:table-cell>
          <table:table-cell office:value-type="float" office:value="224"/>
          <table:table-cell office:value-type="string">
            <text:p>COM</text:p>
          </table:table-cell>
          <table:table-cell office:value-type="string">
            <text:p>Bellenot-sous-Pou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2202294720</text:p>
          </table:table-cell>
          <table:table-cell office:value-type="string">
            <text:p>Commune simple</text:p>
          </table:table-cell>
          <table:table-cell office:value-type="string">
            <text:p>2145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NEUILLY CRIMOLOIS</text:p>
          </table:table-cell>
          <table:table-cell office:value-type="float" office:value="1857"/>
          <table:table-cell office:value-type="string">
            <text:p>COM</text:p>
          </table:table-cell>
          <table:table-cell office:value-type="string">
            <text:p>Neuilly-Crimol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08</text:p>
          </table:table-cell>
          <table:table-cell office:value-type="string">
            <text:p>Commune simple</text:p>
          </table:table-cell>
          <table:table-cell office:value-type="string">
            <text:p>2148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POISEUL LA GRANGE</text:p>
          </table:table-cell>
          <table:table-cell office:value-type="float" office:value="58"/>
          <table:table-cell office:value-type="string">
            <text:p>COM</text:p>
          </table:table-cell>
          <table:table-cell office:value-type="string">
            <text:p>Poiseul-la-Grang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18</text:p>
          </table:table-cell>
          <table:table-cell office:value-type="string">
            <text:p>Commune simple</text:p>
          </table:table-cell>
          <table:table-cell office:value-type="string">
            <text:p>2111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BROCHON</text:p>
          </table:table-cell>
          <table:table-cell office:value-type="float" office:value="645"/>
          <table:table-cell office:value-type="string">
            <text:p>COM</text:p>
          </table:table-cell>
          <table:table-cell office:value-type="string">
            <text:p>Broch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8</text:p>
          </table:table-cell>
          <table:table-cell office:value-type="string">
            <text:p>Commune simple</text:p>
          </table:table-cell>
          <table:table-cell office:value-type="string">
            <text:p>2114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CHARENCEY</text:p>
          </table:table-cell>
          <table:table-cell office:value-type="float" office:value="33"/>
          <table:table-cell office:value-type="string">
            <text:p>COM</text:p>
          </table:table-cell>
          <table:table-cell office:value-type="string">
            <text:p>Charen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9</text:p>
          </table:table-cell>
          <table:table-cell office:value-type="string">
            <text:p>Commune simple</text:p>
          </table:table-cell>
          <table:table-cell office:value-type="string">
            <text:p>21219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URTIL VERGY</text:p>
          </table:table-cell>
          <table:table-cell office:value-type="float" office:value="136"/>
          <table:table-cell office:value-type="string">
            <text:p>COM</text:p>
          </table:table-cell>
          <table:table-cell office:value-type="string">
            <text:p>Curtil-Verg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1</text:p>
          </table:table-cell>
          <table:table-cell office:value-type="string">
            <text:p>Commune simple</text:p>
          </table:table-cell>
          <table:table-cell office:value-type="string">
            <text:p>2164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TOUILLON</text:p>
          </table:table-cell>
          <table:table-cell office:value-type="float" office:value="466"/>
          <table:table-cell office:value-type="string">
            <text:p>COM</text:p>
          </table:table-cell>
          <table:table-cell office:value-type="string">
            <text:p>Touill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89</text:p>
          </table:table-cell>
          <table:table-cell office:value-type="string">
            <text:p>Commune simple</text:p>
          </table:table-cell>
          <table:table-cell office:value-type="string">
            <text:p>2129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GILLY LES CITEAUX</text:p>
          </table:table-cell>
          <table:table-cell office:value-type="float" office:value="705"/>
          <table:table-cell office:value-type="string">
            <text:p>COM</text:p>
          </table:table-cell>
          <table:table-cell office:value-type="string">
            <text:p>Gilly-lès-Cîte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3</text:p>
          </table:table-cell>
          <table:table-cell office:value-type="string">
            <text:p>Commune simple</text:p>
          </table:table-cell>
          <table:table-cell office:value-type="string">
            <text:p>2153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SAINT ANTHOT</text:p>
          </table:table-cell>
          <table:table-cell office:value-type="float" office:value="59"/>
          <table:table-cell office:value-type="string">
            <text:p>COM</text:p>
          </table:table-cell>
          <table:table-cell office:value-type="string">
            <text:p>Saint-Anth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3</text:p>
          </table:table-cell>
          <table:table-cell office:value-type="string">
            <text:p>Commune simple</text:p>
          </table:table-cell>
          <table:table-cell office:value-type="string">
            <text:p>2158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SAUSSEY</text:p>
          </table:table-cell>
          <table:table-cell office:value-type="float" office:value="72"/>
          <table:table-cell office:value-type="string">
            <text:p>COM</text:p>
          </table:table-cell>
          <table:table-cell office:value-type="string">
            <text:p>Saus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6</text:p>
          </table:table-cell>
          <table:table-cell office:value-type="string">
            <text:p>Commune simple</text:p>
          </table:table-cell>
          <table:table-cell office:value-type="string">
            <text:p>2115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HAUDENAY LE CHATEAU</text:p>
          </table:table-cell>
          <table:table-cell office:value-type="float" office:value="49"/>
          <table:table-cell office:value-type="string">
            <text:p>COM</text:p>
          </table:table-cell>
          <table:table-cell office:value-type="string">
            <text:p>Chaudenay-le-Château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4</text:p>
          </table:table-cell>
          <table:table-cell office:value-type="string">
            <text:p>Commune simple</text:p>
          </table:table-cell>
          <table:table-cell office:value-type="string">
            <text:p>2106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BENOISEY</text:p>
          </table:table-cell>
          <table:table-cell office:value-type="float" office:value="109"/>
          <table:table-cell office:value-type="string">
            <text:p>COM</text:p>
          </table:table-cell>
          <table:table-cell office:value-type="string">
            <text:p>Benoi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2</text:p>
          </table:table-cell>
          <table:table-cell office:value-type="string">
            <text:p>Commune simple</text:p>
          </table:table-cell>
          <table:table-cell office:value-type="string">
            <text:p>2136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AGNY LA VILLE</text:p>
          </table:table-cell>
          <table:table-cell office:value-type="float" office:value="80"/>
          <table:table-cell office:value-type="string">
            <text:p>COM</text:p>
          </table:table-cell>
          <table:table-cell office:value-type="string">
            <text:p>Magny-la-Vi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2</text:p>
          </table:table-cell>
          <table:table-cell office:value-type="string">
            <text:p>Commune simple</text:p>
          </table:table-cell>
          <table:table-cell office:value-type="string">
            <text:p>2169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VILLENEUVE LES CONVERS</text:p>
          </table:table-cell>
          <table:table-cell office:value-type="float" office:value="52"/>
          <table:table-cell office:value-type="string">
            <text:p>COM</text:p>
          </table:table-cell>
          <table:table-cell office:value-type="string">
            <text:p>La Villeneuve-les-Conver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36</text:p>
          </table:table-cell>
          <table:table-cell office:value-type="string">
            <text:p>Commune simple</text:p>
          </table:table-cell>
          <table:table-cell office:value-type="string">
            <text:p>2148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PERRIGNY LES DIJON</text:p>
          </table:table-cell>
          <table:table-cell office:value-type="float" office:value="1915"/>
          <table:table-cell office:value-type="string">
            <text:p>COM</text:p>
          </table:table-cell>
          <table:table-cell office:value-type="string">
            <text:p>Perrigny-lès-Dij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8</text:p>
          </table:table-cell>
          <table:table-cell office:value-type="string">
            <text:p>Commune simple</text:p>
          </table:table-cell>
          <table:table-cell office:value-type="string">
            <text:p>2112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CHAIGNAY</text:p>
          </table:table-cell>
          <table:table-cell office:value-type="float" office:value="517"/>
          <table:table-cell office:value-type="string">
            <text:p>COM</text:p>
          </table:table-cell>
          <table:table-cell office:value-type="string">
            <text:p>Chaig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2</text:p>
          </table:table-cell>
          <table:table-cell office:value-type="string">
            <text:p>Commune simple</text:p>
          </table:table-cell>
          <table:table-cell office:value-type="string">
            <text:p>2106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BESSEY EN CHAUME</text:p>
          </table:table-cell>
          <table:table-cell office:value-type="float" office:value="145"/>
          <table:table-cell office:value-type="string">
            <text:p>COM</text:p>
          </table:table-cell>
          <table:table-cell office:value-type="string">
            <text:p>Bessey-en-Chaum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1</text:p>
          </table:table-cell>
          <table:table-cell office:value-type="string">
            <text:p>Commune simple</text:p>
          </table:table-cell>
          <table:table-cell office:value-type="string">
            <text:p>2140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MESSANGES</text:p>
          </table:table-cell>
          <table:table-cell office:value-type="float" office:value="236"/>
          <table:table-cell office:value-type="string">
            <text:p>COM</text:p>
          </table:table-cell>
          <table:table-cell office:value-type="string">
            <text:p>Messang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7</text:p>
          </table:table-cell>
          <table:table-cell office:value-type="string">
            <text:p>Commune simple</text:p>
          </table:table-cell>
          <table:table-cell office:value-type="string">
            <text:p>2137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ARCELLOIS</text:p>
          </table:table-cell>
          <table:table-cell office:value-type="float" office:value="49"/>
          <table:table-cell office:value-type="string">
            <text:p>COM</text:p>
          </table:table-cell>
          <table:table-cell office:value-type="string">
            <text:p>Marcell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4</text:p>
          </table:table-cell>
          <table:table-cell office:value-type="string">
            <text:p>Commune simple</text:p>
          </table:table-cell>
          <table:table-cell office:value-type="string">
            <text:p>2155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SAINTE MARIE SUR OUCHE</text:p>
          </table:table-cell>
          <table:table-cell office:value-type="float" office:value="693"/>
          <table:table-cell office:value-type="string">
            <text:p>COM</text:p>
          </table:table-cell>
          <table:table-cell office:value-type="string">
            <text:p>Sainte-Marie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39</text:p>
          </table:table-cell>
          <table:table-cell office:value-type="string">
            <text:p>Commune simple</text:p>
          </table:table-cell>
          <table:table-cell office:value-type="string">
            <text:p>2116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CHENOVE</text:p>
          </table:table-cell>
          <table:table-cell office:value-type="float" office:value="13910"/>
          <table:table-cell office:value-type="string">
            <text:p>COM</text:p>
          </table:table-cell>
          <table:table-cell office:value-type="string">
            <text:p>Chenôv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4</text:p>
          </table:table-cell>
          <table:table-cell office:value-type="string">
            <text:p>Commune simple</text:p>
          </table:table-cell>
          <table:table-cell office:value-type="string">
            <text:p>2159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SAVIGNY LE SEC</text:p>
          </table:table-cell>
          <table:table-cell office:value-type="float" office:value="844"/>
          <table:table-cell office:value-type="string">
            <text:p>COM</text:p>
          </table:table-cell>
          <table:table-cell office:value-type="string">
            <text:p>Savigny-le-Sec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4</text:p>
          </table:table-cell>
          <table:table-cell office:value-type="string">
            <text:p>Commune simple</text:p>
          </table:table-cell>
          <table:table-cell office:value-type="string">
            <text:p>2119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ORGOLOIN</text:p>
          </table:table-cell>
          <table:table-cell office:value-type="float" office:value="906"/>
          <table:table-cell office:value-type="string">
            <text:p>COM</text:p>
          </table:table-cell>
          <table:table-cell office:value-type="string">
            <text:p>Corgolo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9</text:p>
          </table:table-cell>
          <table:table-cell office:value-type="string">
            <text:p>Commune simple</text:p>
          </table:table-cell>
          <table:table-cell office:value-type="string">
            <text:p>2151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QUINCEROT</text:p>
          </table:table-cell>
          <table:table-cell office:value-type="float" office:value="76"/>
          <table:table-cell office:value-type="string">
            <text:p>COM</text:p>
          </table:table-cell>
          <table:table-cell office:value-type="string">
            <text:p>Quincer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4</text:p>
          </table:table-cell>
          <table:table-cell office:value-type="string">
            <text:p>Commune simple</text:p>
          </table:table-cell>
          <table:table-cell office:value-type="string">
            <text:p>21234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DREE</text:p>
          </table:table-cell>
          <table:table-cell office:value-type="float" office:value="59"/>
          <table:table-cell office:value-type="string">
            <text:p>COM</text:p>
          </table:table-cell>
          <table:table-cell office:value-type="string">
            <text:p>Dré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4</text:p>
          </table:table-cell>
          <table:table-cell office:value-type="string">
            <text:p>Commune simple</text:p>
          </table:table-cell>
          <table:table-cell office:value-type="string">
            <text:p>2168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VILLARS FONTAINE</text:p>
          </table:table-cell>
          <table:table-cell office:value-type="float" office:value="118"/>
          <table:table-cell office:value-type="string">
            <text:p>COM</text:p>
          </table:table-cell>
          <table:table-cell office:value-type="string">
            <text:p>Villars-Fonta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39</text:p>
          </table:table-cell>
          <table:table-cell office:value-type="string">
            <text:p>Commune simple</text:p>
          </table:table-cell>
          <table:table-cell office:value-type="string">
            <text:p>2129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GERLAND</text:p>
          </table:table-cell>
          <table:table-cell office:value-type="float" office:value="431"/>
          <table:table-cell office:value-type="string">
            <text:p>COM</text:p>
          </table:table-cell>
          <table:table-cell office:value-type="string">
            <text:p>Gerlan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20</text:p>
          </table:table-cell>
          <table:table-cell office:value-type="string">
            <text:p>Commune simple</text:p>
          </table:table-cell>
          <table:table-cell office:value-type="string">
            <text:p>2135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LONGECOURT LES CULETRE</text:p>
          </table:table-cell>
          <table:table-cell office:value-type="float" office:value="50"/>
          <table:table-cell office:value-type="string">
            <text:p>COM</text:p>
          </table:table-cell>
          <table:table-cell office:value-type="string">
            <text:p>Longecourt-lès-Culêtr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3</text:p>
          </table:table-cell>
          <table:table-cell office:value-type="string">
            <text:p>Commune simple</text:p>
          </table:table-cell>
          <table:table-cell office:value-type="string">
            <text:p>2134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LANTILLY</text:p>
          </table:table-cell>
          <table:table-cell office:value-type="float" office:value="109"/>
          <table:table-cell office:value-type="string">
            <text:p>COM</text:p>
          </table:table-cell>
          <table:table-cell office:value-type="string">
            <text:p>Lant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22</text:p>
          </table:table-cell>
          <table:table-cell office:value-type="string">
            <text:p>Commune simple</text:p>
          </table:table-cell>
          <table:table-cell office:value-type="string">
            <text:p>2121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CULETRE</text:p>
          </table:table-cell>
          <table:table-cell office:value-type="float" office:value="99"/>
          <table:table-cell office:value-type="string">
            <text:p>COM</text:p>
          </table:table-cell>
          <table:table-cell office:value-type="string">
            <text:p>Culètr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896</text:p>
          </table:table-cell>
          <table:table-cell office:value-type="string">
            <text:p>Sous-préfecture</text:p>
          </table:table-cell>
          <table:table-cell office:value-type="string">
            <text:p>2142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MONTBARD</text:p>
          </table:table-cell>
          <table:table-cell office:value-type="float" office:value="5160"/>
          <table:table-cell office:value-type="string">
            <text:p>COM</text:p>
          </table:table-cell>
          <table:table-cell office:value-type="string">
            <text:p>Montbar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8</text:p>
          </table:table-cell>
          <table:table-cell office:value-type="string">
            <text:p>Commune simple</text:p>
          </table:table-cell>
          <table:table-cell office:value-type="string">
            <text:p>2149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POSANGES</text:p>
          </table:table-cell>
          <table:table-cell office:value-type="float" office:value="58"/>
          <table:table-cell office:value-type="string">
            <text:p>COM</text:p>
          </table:table-cell>
          <table:table-cell office:value-type="string">
            <text:p>Posang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5</text:p>
          </table:table-cell>
          <table:table-cell office:value-type="string">
            <text:p>Commune simple</text:p>
          </table:table-cell>
          <table:table-cell office:value-type="string">
            <text:p>2158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SAUSSY</text:p>
          </table:table-cell>
          <table:table-cell office:value-type="float" office:value="103"/>
          <table:table-cell office:value-type="string">
            <text:p>COM</text:p>
          </table:table-cell>
          <table:table-cell office:value-type="string">
            <text:p>Sauss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4</text:p>
          </table:table-cell>
          <table:table-cell office:value-type="string">
            <text:p>Commune simple</text:p>
          </table:table-cell>
          <table:table-cell office:value-type="string">
            <text:p>2101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ANCEY</text:p>
          </table:table-cell>
          <table:table-cell office:value-type="float" office:value="442"/>
          <table:table-cell office:value-type="string">
            <text:p>COM</text:p>
          </table:table-cell>
          <table:table-cell office:value-type="string">
            <text:p>An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9</text:p>
          </table:table-cell>
          <table:table-cell office:value-type="string">
            <text:p>Commune simple</text:p>
          </table:table-cell>
          <table:table-cell office:value-type="string">
            <text:p>2114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HAMPRENAULT</text:p>
          </table:table-cell>
          <table:table-cell office:value-type="float" office:value="34"/>
          <table:table-cell office:value-type="string">
            <text:p>COM</text:p>
          </table:table-cell>
          <table:table-cell office:value-type="string">
            <text:p>Champrenaul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9</text:p>
          </table:table-cell>
          <table:table-cell office:value-type="string">
            <text:p>Commune simple</text:p>
          </table:table-cell>
          <table:table-cell office:value-type="string">
            <text:p>2119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CORCELLES LES MONTS</text:p>
          </table:table-cell>
          <table:table-cell office:value-type="float" office:value="640"/>
          <table:table-cell office:value-type="string">
            <text:p>COM</text:p>
          </table:table-cell>
          <table:table-cell office:value-type="string">
            <text:p>Corcelles-les-Mont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3</text:p>
          </table:table-cell>
          <table:table-cell office:value-type="string">
            <text:p>Commune simple</text:p>
          </table:table-cell>
          <table:table-cell office:value-type="string">
            <text:p>2167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VIC DES PRES</text:p>
          </table:table-cell>
          <table:table-cell office:value-type="float" office:value="117"/>
          <table:table-cell office:value-type="string">
            <text:p>COM</text:p>
          </table:table-cell>
          <table:table-cell office:value-type="string">
            <text:p>Vic-des-Pré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38</text:p>
          </table:table-cell>
          <table:table-cell office:value-type="string">
            <text:p>Commune simple</text:p>
          </table:table-cell>
          <table:table-cell office:value-type="string">
            <text:p>2151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QUINCEY</text:p>
          </table:table-cell>
          <table:table-cell office:value-type="float" office:value="512"/>
          <table:table-cell office:value-type="string">
            <text:p>COM</text:p>
          </table:table-cell>
          <table:table-cell office:value-type="string">
            <text:p>Quin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2</text:p>
          </table:table-cell>
          <table:table-cell office:value-type="string">
            <text:p>Commune simple</text:p>
          </table:table-cell>
          <table:table-cell office:value-type="string">
            <text:p>2162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THENISSEY</text:p>
          </table:table-cell>
          <table:table-cell office:value-type="float" office:value="105"/>
          <table:table-cell office:value-type="string">
            <text:p>COM</text:p>
          </table:table-cell>
          <table:table-cell office:value-type="string">
            <text:p>Thenis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4</text:p>
          </table:table-cell>
          <table:table-cell office:value-type="string">
            <text:p>Commune simple</text:p>
          </table:table-cell>
          <table:table-cell office:value-type="string">
            <text:p>2160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SEMEZANGES</text:p>
          </table:table-cell>
          <table:table-cell office:value-type="float" office:value="92"/>
          <table:table-cell office:value-type="string">
            <text:p>COM</text:p>
          </table:table-cell>
          <table:table-cell office:value-type="string">
            <text:p>Semezang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9</text:p>
          </table:table-cell>
          <table:table-cell office:value-type="string">
            <text:p>Commune simple</text:p>
          </table:table-cell>
          <table:table-cell office:value-type="string">
            <text:p>2158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SANTOSSE</text:p>
          </table:table-cell>
          <table:table-cell office:value-type="float" office:value="51"/>
          <table:table-cell office:value-type="string">
            <text:p>COM</text:p>
          </table:table-cell>
          <table:table-cell office:value-type="string">
            <text:p>Santoss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21</text:p>
          </table:table-cell>
          <table:table-cell office:value-type="string">
            <text:p>Commune simple</text:p>
          </table:table-cell>
          <table:table-cell office:value-type="string">
            <text:p>2122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CUSSY LE CHATEL</text:p>
          </table:table-cell>
          <table:table-cell office:value-type="float" office:value="109"/>
          <table:table-cell office:value-type="string">
            <text:p>COM</text:p>
          </table:table-cell>
          <table:table-cell office:value-type="string">
            <text:p>Cussy-le-Châte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82</text:p>
          </table:table-cell>
          <table:table-cell office:value-type="string">
            <text:p>Commune simple</text:p>
          </table:table-cell>
          <table:table-cell office:value-type="string">
            <text:p>2106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BEURIZOT</text:p>
          </table:table-cell>
          <table:table-cell office:value-type="float" office:value="121"/>
          <table:table-cell office:value-type="string">
            <text:p>COM</text:p>
          </table:table-cell>
          <table:table-cell office:value-type="string">
            <text:p>Beuriz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6</text:p>
          </table:table-cell>
          <table:table-cell office:value-type="string">
            <text:p>Commune simple</text:p>
          </table:table-cell>
          <table:table-cell office:value-type="string">
            <text:p>2110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BRAIN</text:p>
          </table:table-cell>
          <table:table-cell office:value-type="float" office:value="35"/>
          <table:table-cell office:value-type="string">
            <text:p>COM</text:p>
          </table:table-cell>
          <table:table-cell office:value-type="string">
            <text:p>Bra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6</text:p>
          </table:table-cell>
          <table:table-cell office:value-type="string">
            <text:p>Commune simple</text:p>
          </table:table-cell>
          <table:table-cell office:value-type="string">
            <text:p>2121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REANCEY</text:p>
          </table:table-cell>
          <table:table-cell office:value-type="float" office:value="528"/>
          <table:table-cell office:value-type="string">
            <text:p>COM</text:p>
          </table:table-cell>
          <table:table-cell office:value-type="string">
            <text:p>Créan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31</text:p>
          </table:table-cell>
          <table:table-cell office:value-type="string">
            <text:p>Commune simple</text:p>
          </table:table-cell>
          <table:table-cell office:value-type="string">
            <text:p>2144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MOUTIERS SAINT JEAN</text:p>
          </table:table-cell>
          <table:table-cell office:value-type="float" office:value="256"/>
          <table:table-cell office:value-type="string">
            <text:p>COM</text:p>
          </table:table-cell>
          <table:table-cell office:value-type="string">
            <text:p>Moutiers-Saint-Jea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10</text:p>
          </table:table-cell>
          <table:table-cell office:value-type="string">
            <text:p>Commune simple</text:p>
          </table:table-cell>
          <table:table-cell office:value-type="string">
            <text:p>2158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SAULON LA RUE</text:p>
          </table:table-cell>
          <table:table-cell office:value-type="float" office:value="703"/>
          <table:table-cell office:value-type="string">
            <text:p>COM</text:p>
          </table:table-cell>
          <table:table-cell office:value-type="string">
            <text:p>Saulon-la-Ru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9</text:p>
          </table:table-cell>
          <table:table-cell office:value-type="string">
            <text:p>Commune simple</text:p>
          </table:table-cell>
          <table:table-cell office:value-type="string">
            <text:p>2132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JEUX LES BARD</text:p>
          </table:table-cell>
          <table:table-cell office:value-type="float" office:value="52"/>
          <table:table-cell office:value-type="string">
            <text:p>COM</text:p>
          </table:table-cell>
          <table:table-cell office:value-type="string">
            <text:p>Jeux-lès-Bar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8</text:p>
          </table:table-cell>
          <table:table-cell office:value-type="string">
            <text:p>Commune simple</text:p>
          </table:table-cell>
          <table:table-cell office:value-type="string">
            <text:p>2112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BUSSY LA PESLE</text:p>
          </table:table-cell>
          <table:table-cell office:value-type="float" office:value="77"/>
          <table:table-cell office:value-type="string">
            <text:p>COM</text:p>
          </table:table-cell>
          <table:table-cell office:value-type="string">
            <text:p>Bussy-la-Pes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6</text:p>
          </table:table-cell>
          <table:table-cell office:value-type="string">
            <text:p>Commune simple</text:p>
          </table:table-cell>
          <table:table-cell office:value-type="string">
            <text:p>2161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OUSSEY SUR BRIONNE</text:p>
          </table:table-cell>
          <table:table-cell office:value-type="float" office:value="153"/>
          <table:table-cell office:value-type="string">
            <text:p>COM</text:p>
          </table:table-cell>
          <table:table-cell office:value-type="string">
            <text:p>Soussey-sur-Brion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7</text:p>
          </table:table-cell>
          <table:table-cell office:value-type="string">
            <text:p>Commune simple</text:p>
          </table:table-cell>
          <table:table-cell office:value-type="string">
            <text:p>89004</text:p>
          </table:table-cell>
          <table:table-cell office:value-type="string">
            <text:p>2</text:p>
          </table:table-cell>
          <table:table-cell office:value-type="string">
            <text:p>89</text:p>
          </table:table-cell>
          <table:table-cell office:value-type="string">
            <text:p>27</text:p>
          </table:table-cell>
          <table:table-cell office:value-type="string">
            <text:p>200039642</text:p>
          </table:table-cell>
          <table:table-cell office:value-type="string">
            <text:p>AISY SUR ARMANCON</text:p>
          </table:table-cell>
          <table:table-cell office:value-type="float" office:value="245"/>
          <table:table-cell office:value-type="string">
            <text:p>COM</text:p>
          </table:table-cell>
          <table:table-cell office:value-type="string">
            <text:p>Aisy-sur-Armanç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1</text:p>
          </table:table-cell>
          <table:table-cell office:value-type="string">
            <text:p>Commune simple</text:p>
          </table:table-cell>
          <table:table-cell office:value-type="string">
            <text:p>2120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OUCHEY</text:p>
          </table:table-cell>
          <table:table-cell office:value-type="float" office:value="1130"/>
          <table:table-cell office:value-type="string">
            <text:p>COM</text:p>
          </table:table-cell>
          <table:table-cell office:value-type="string">
            <text:p>Couch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2200276501</text:p>
          </table:table-cell>
          <table:table-cell office:value-type="string">
            <text:p>Commune simple</text:p>
          </table:table-cell>
          <table:table-cell office:value-type="string">
            <text:p>2127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AL LARREY</text:p>
          </table:table-cell>
          <table:table-cell office:value-type="float" office:value="264"/>
          <table:table-cell office:value-type="string">
            <text:p>COM</text:p>
          </table:table-cell>
          <table:table-cell office:value-type="string">
            <text:p>Le Val-Larr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2</text:p>
          </table:table-cell>
          <table:table-cell office:value-type="string">
            <text:p>Commune simple</text:p>
          </table:table-cell>
          <table:table-cell office:value-type="string">
            <text:p>2130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GRIGNON</text:p>
          </table:table-cell>
          <table:table-cell office:value-type="float" office:value="207"/>
          <table:table-cell office:value-type="string">
            <text:p>COM</text:p>
          </table:table-cell>
          <table:table-cell office:value-type="string">
            <text:p>Grign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85</text:p>
          </table:table-cell>
          <table:table-cell office:value-type="string">
            <text:p>Commune simple</text:p>
          </table:table-cell>
          <table:table-cell office:value-type="string">
            <text:p>2128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FONTANGY</text:p>
          </table:table-cell>
          <table:table-cell office:value-type="float" office:value="139"/>
          <table:table-cell office:value-type="string">
            <text:p>COM</text:p>
          </table:table-cell>
          <table:table-cell office:value-type="string">
            <text:p>Fontang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8</text:p>
          </table:table-cell>
          <table:table-cell office:value-type="string">
            <text:p>Commune simple</text:p>
          </table:table-cell>
          <table:table-cell office:value-type="string">
            <text:p>2151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QUINCY LE VICOMTE</text:p>
          </table:table-cell>
          <table:table-cell office:value-type="float" office:value="211"/>
          <table:table-cell office:value-type="string">
            <text:p>COM</text:p>
          </table:table-cell>
          <table:table-cell office:value-type="string">
            <text:p>Quincy-le-Vicomt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90</text:p>
          </table:table-cell>
          <table:table-cell office:value-type="string">
            <text:p>Commune simple</text:p>
          </table:table-cell>
          <table:table-cell office:value-type="string">
            <text:p>2128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FORLEANS</text:p>
          </table:table-cell>
          <table:table-cell office:value-type="float" office:value="103"/>
          <table:table-cell office:value-type="string">
            <text:p>COM</text:p>
          </table:table-cell>
          <table:table-cell office:value-type="string">
            <text:p>Forléan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09</text:p>
          </table:table-cell>
          <table:table-cell office:value-type="string">
            <text:p>Commune simple</text:p>
          </table:table-cell>
          <table:table-cell office:value-type="string">
            <text:p>2146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OIGNY</text:p>
          </table:table-cell>
          <table:table-cell office:value-type="float" office:value="36"/>
          <table:table-cell office:value-type="string">
            <text:p>COM</text:p>
          </table:table-cell>
          <table:table-cell office:value-type="string">
            <text:p>O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0</text:p>
          </table:table-cell>
          <table:table-cell office:value-type="string">
            <text:p>Commune simple</text:p>
          </table:table-cell>
          <table:table-cell office:value-type="string">
            <text:p>2169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LLEBERNY</text:p>
          </table:table-cell>
          <table:table-cell office:value-type="float" office:value="91"/>
          <table:table-cell office:value-type="string">
            <text:p>COM</text:p>
          </table:table-cell>
          <table:table-cell office:value-type="string">
            <text:p>Villeber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0</text:p>
          </table:table-cell>
          <table:table-cell office:value-type="string">
            <text:p>Commune simple</text:p>
          </table:table-cell>
          <table:table-cell office:value-type="string">
            <text:p>2101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ANTHEUIL</text:p>
          </table:table-cell>
          <table:table-cell office:value-type="float" office:value="60"/>
          <table:table-cell office:value-type="string">
            <text:p>COM</text:p>
          </table:table-cell>
          <table:table-cell office:value-type="string">
            <text:p>Antheu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3</text:p>
          </table:table-cell>
          <table:table-cell office:value-type="string">
            <text:p>Commune simple</text:p>
          </table:table-cell>
          <table:table-cell office:value-type="string">
            <text:p>2122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DAMPIERRE EN MONTAGNE</text:p>
          </table:table-cell>
          <table:table-cell office:value-type="float" office:value="73"/>
          <table:table-cell office:value-type="string">
            <text:p>COM</text:p>
          </table:table-cell>
          <table:table-cell office:value-type="string">
            <text:p>Dampierre-en-Montag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8</text:p>
          </table:table-cell>
          <table:table-cell office:value-type="string">
            <text:p>Commune simple</text:p>
          </table:table-cell>
          <table:table-cell office:value-type="string">
            <text:p>2131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GROSBOIS EN MONTAGNE</text:p>
          </table:table-cell>
          <table:table-cell office:value-type="float" office:value="108"/>
          <table:table-cell office:value-type="string">
            <text:p>COM</text:p>
          </table:table-cell>
          <table:table-cell office:value-type="string">
            <text:p>Grosbois-en-Montag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9</text:p>
          </table:table-cell>
          <table:table-cell office:value-type="string">
            <text:p>Commune simple</text:p>
          </table:table-cell>
          <table:table-cell office:value-type="string">
            <text:p>2142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MOLINOT</text:p>
          </table:table-cell>
          <table:table-cell office:value-type="float" office:value="158"/>
          <table:table-cell office:value-type="string">
            <text:p>COM</text:p>
          </table:table-cell>
          <table:table-cell office:value-type="string">
            <text:p>Molin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9</text:p>
          </table:table-cell>
          <table:table-cell office:value-type="string">
            <text:p>Commune simple</text:p>
          </table:table-cell>
          <table:table-cell office:value-type="string">
            <text:p>2144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MUSIGNY</text:p>
          </table:table-cell>
          <table:table-cell office:value-type="float" office:value="83"/>
          <table:table-cell office:value-type="string">
            <text:p>COM</text:p>
          </table:table-cell>
          <table:table-cell office:value-type="string">
            <text:p>Mus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9</text:p>
          </table:table-cell>
          <table:table-cell office:value-type="string">
            <text:p>Commune simple</text:p>
          </table:table-cell>
          <table:table-cell office:value-type="string">
            <text:p>2147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PASQUES</text:p>
          </table:table-cell>
          <table:table-cell office:value-type="float" office:value="289"/>
          <table:table-cell office:value-type="string">
            <text:p>COM</text:p>
          </table:table-cell>
          <table:table-cell office:value-type="string">
            <text:p>Pasqu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3</text:p>
          </table:table-cell>
          <table:table-cell office:value-type="string">
            <text:p>Commune simple</text:p>
          </table:table-cell>
          <table:table-cell office:value-type="string">
            <text:p>2110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BRAUX</text:p>
          </table:table-cell>
          <table:table-cell office:value-type="float" office:value="168"/>
          <table:table-cell office:value-type="string">
            <text:p>COM</text:p>
          </table:table-cell>
          <table:table-cell office:value-type="string">
            <text:p>Br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6</text:p>
          </table:table-cell>
          <table:table-cell office:value-type="string">
            <text:p>Commune simple</text:p>
          </table:table-cell>
          <table:table-cell office:value-type="string">
            <text:p>2142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MONTHELIE</text:p>
          </table:table-cell>
          <table:table-cell office:value-type="float" office:value="162"/>
          <table:table-cell office:value-type="string">
            <text:p>COM</text:p>
          </table:table-cell>
          <table:table-cell office:value-type="string">
            <text:p>Montheli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61</text:p>
          </table:table-cell>
          <table:table-cell office:value-type="string">
            <text:p>Commune simple</text:p>
          </table:table-cell>
          <table:table-cell office:value-type="string">
            <text:p>2124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EGUILLY</text:p>
          </table:table-cell>
          <table:table-cell office:value-type="float" office:value="62"/>
          <table:table-cell office:value-type="string">
            <text:p>COM</text:p>
          </table:table-cell>
          <table:table-cell office:value-type="string">
            <text:p>Égu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8</text:p>
          </table:table-cell>
          <table:table-cell office:value-type="string">
            <text:p>Commune simple</text:p>
          </table:table-cell>
          <table:table-cell office:value-type="string">
            <text:p>2125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ETANG VERGY</text:p>
          </table:table-cell>
          <table:table-cell office:value-type="float" office:value="213"/>
          <table:table-cell office:value-type="string">
            <text:p>COM</text:p>
          </table:table-cell>
          <table:table-cell office:value-type="string">
            <text:p>L'Étang-Verg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3</text:p>
          </table:table-cell>
          <table:table-cell office:value-type="string">
            <text:p>Commune simple</text:p>
          </table:table-cell>
          <table:table-cell office:value-type="string">
            <text:p>2123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ECHANNAY</text:p>
          </table:table-cell>
          <table:table-cell office:value-type="float" office:value="128"/>
          <table:table-cell office:value-type="string">
            <text:p>COM</text:p>
          </table:table-cell>
          <table:table-cell office:value-type="string">
            <text:p>Échan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87</text:p>
          </table:table-cell>
          <table:table-cell office:value-type="string">
            <text:p>Commune simple</text:p>
          </table:table-cell>
          <table:table-cell office:value-type="string">
            <text:p>2171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VOSNE ROMANEE</text:p>
          </table:table-cell>
          <table:table-cell office:value-type="float" office:value="346"/>
          <table:table-cell office:value-type="string">
            <text:p>COM</text:p>
          </table:table-cell>
          <table:table-cell office:value-type="string">
            <text:p>Vosne-Romané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6</text:p>
          </table:table-cell>
          <table:table-cell office:value-type="string">
            <text:p>Commune simple</text:p>
          </table:table-cell>
          <table:table-cell office:value-type="string">
            <text:p>2150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PRECY SOUS THIL</text:p>
          </table:table-cell>
          <table:table-cell office:value-type="float" office:value="714"/>
          <table:table-cell office:value-type="string">
            <text:p>COM</text:p>
          </table:table-cell>
          <table:table-cell office:value-type="string">
            <text:p>Précy-sous-Thi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6</text:p>
          </table:table-cell>
          <table:table-cell office:value-type="string">
            <text:p>Commune simple</text:p>
          </table:table-cell>
          <table:table-cell office:value-type="string">
            <text:p>2155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AINT HELIER</text:p>
          </table:table-cell>
          <table:table-cell office:value-type="float" office:value="35"/>
          <table:table-cell office:value-type="string">
            <text:p>COM</text:p>
          </table:table-cell>
          <table:table-cell office:value-type="string">
            <text:p>Saint-Hélier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33</text:p>
          </table:table-cell>
          <table:table-cell office:value-type="string">
            <text:p>Commune simple</text:p>
          </table:table-cell>
          <table:table-cell office:value-type="string">
            <text:p>2102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ATHIE</text:p>
          </table:table-cell>
          <table:table-cell office:value-type="float" office:value="75"/>
          <table:table-cell office:value-type="string">
            <text:p>COM</text:p>
          </table:table-cell>
          <table:table-cell office:value-type="string">
            <text:p>Athi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97</text:p>
          </table:table-cell>
          <table:table-cell office:value-type="string">
            <text:p>Sous-préfecture</text:p>
          </table:table-cell>
          <table:table-cell office:value-type="string">
            <text:p>2105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BEAUNE</text:p>
          </table:table-cell>
          <table:table-cell office:value-type="float" office:value="21031"/>
          <table:table-cell office:value-type="string">
            <text:p>COM</text:p>
          </table:table-cell>
          <table:table-cell office:value-type="string">
            <text:p>Beau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1</text:p>
          </table:table-cell>
          <table:table-cell office:value-type="string">
            <text:p>Commune simple</text:p>
          </table:table-cell>
          <table:table-cell office:value-type="string">
            <text:p>2138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MARIGNY LE CAHOUET</text:p>
          </table:table-cell>
          <table:table-cell office:value-type="float" office:value="319"/>
          <table:table-cell office:value-type="string">
            <text:p>COM</text:p>
          </table:table-cell>
          <table:table-cell office:value-type="string">
            <text:p>Marigny-le-Cahouë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96</text:p>
          </table:table-cell>
          <table:table-cell office:value-type="string">
            <text:p>Commune simple</text:p>
          </table:table-cell>
          <table:table-cell office:value-type="string">
            <text:p>2149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POMMARD</text:p>
          </table:table-cell>
          <table:table-cell office:value-type="float" office:value="500"/>
          <table:table-cell office:value-type="string">
            <text:p>COM</text:p>
          </table:table-cell>
          <table:table-cell office:value-type="string">
            <text:p>Pommar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1</text:p>
          </table:table-cell>
          <table:table-cell office:value-type="string">
            <text:p>Commune simple</text:p>
          </table:table-cell>
          <table:table-cell office:value-type="string">
            <text:p>2171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TTEAUX</text:p>
          </table:table-cell>
          <table:table-cell office:value-type="float" office:value="1074"/>
          <table:table-cell office:value-type="string">
            <text:p>COM</text:p>
          </table:table-cell>
          <table:table-cell office:value-type="string">
            <text:p>Vitte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5</text:p>
          </table:table-cell>
          <table:table-cell office:value-type="string">
            <text:p>Commune simple</text:p>
          </table:table-cell>
          <table:table-cell office:value-type="string">
            <text:p>2152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ROILLY</text:p>
          </table:table-cell>
          <table:table-cell office:value-type="float" office:value="49"/>
          <table:table-cell office:value-type="string">
            <text:p>COM</text:p>
          </table:table-cell>
          <table:table-cell office:value-type="string">
            <text:p>Ro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26</text:p>
          </table:table-cell>
          <table:table-cell office:value-type="string">
            <text:p>Commune simple</text:p>
          </table:table-cell>
          <table:table-cell office:value-type="string">
            <text:p>2102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ARNAY LE DUC</text:p>
          </table:table-cell>
          <table:table-cell office:value-type="float" office:value="1425"/>
          <table:table-cell office:value-type="string">
            <text:p>COM</text:p>
          </table:table-cell>
          <table:table-cell office:value-type="string">
            <text:p>Arnay-le-Duc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2200276500</text:p>
          </table:table-cell>
          <table:table-cell office:value-type="string">
            <text:p>Commune simple</text:p>
          </table:table-cell>
          <table:table-cell office:value-type="string">
            <text:p>2117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VALFORET</text:p>
          </table:table-cell>
          <table:table-cell office:value-type="float" office:value="320"/>
          <table:table-cell office:value-type="string">
            <text:p>COM</text:p>
          </table:table-cell>
          <table:table-cell office:value-type="string">
            <text:p>Valforê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14</text:p>
          </table:table-cell>
          <table:table-cell office:value-type="string">
            <text:p>Commune simple</text:p>
          </table:table-cell>
          <table:table-cell office:value-type="string">
            <text:p>2156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SAINT PHILIBERT</text:p>
          </table:table-cell>
          <table:table-cell office:value-type="float" office:value="473"/>
          <table:table-cell office:value-type="string">
            <text:p>COM</text:p>
          </table:table-cell>
          <table:table-cell office:value-type="string">
            <text:p>Saint-Philiber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2</text:p>
          </table:table-cell>
          <table:table-cell office:value-type="string">
            <text:p>Commune simple</text:p>
          </table:table-cell>
          <table:table-cell office:value-type="string">
            <text:p>2142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MONTAGNY LES BEAUNE</text:p>
          </table:table-cell>
          <table:table-cell office:value-type="float" office:value="682"/>
          <table:table-cell office:value-type="string">
            <text:p>COM</text:p>
          </table:table-cell>
          <table:table-cell office:value-type="string">
            <text:p>Montagny-lès-Beau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2</text:p>
          </table:table-cell>
          <table:table-cell office:value-type="string">
            <text:p>Commune simple</text:p>
          </table:table-cell>
          <table:table-cell office:value-type="string">
            <text:p>2164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TROUHAUT</text:p>
          </table:table-cell>
          <table:table-cell office:value-type="float" office:value="117"/>
          <table:table-cell office:value-type="string">
            <text:p>COM</text:p>
          </table:table-cell>
          <table:table-cell office:value-type="string">
            <text:p>Trouhau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5</text:p>
          </table:table-cell>
          <table:table-cell office:value-type="string">
            <text:p>Commune simple</text:p>
          </table:table-cell>
          <table:table-cell office:value-type="string">
            <text:p>2159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SEGROIS</text:p>
          </table:table-cell>
          <table:table-cell office:value-type="float" office:value="46"/>
          <table:table-cell office:value-type="string">
            <text:p>COM</text:p>
          </table:table-cell>
          <table:table-cell office:value-type="string">
            <text:p>Segr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8</text:p>
          </table:table-cell>
          <table:table-cell office:value-type="string">
            <text:p>Commune simple</text:p>
          </table:table-cell>
          <table:table-cell office:value-type="string">
            <text:p>2164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TORCY ET POULIGNY</text:p>
          </table:table-cell>
          <table:table-cell office:value-type="float" office:value="204"/>
          <table:table-cell office:value-type="string">
            <text:p>COM</text:p>
          </table:table-cell>
          <table:table-cell office:value-type="string">
            <text:p>Torcy-et-Poul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4</text:p>
          </table:table-cell>
          <table:table-cell office:value-type="string">
            <text:p>Commune simple</text:p>
          </table:table-cell>
          <table:table-cell office:value-type="string">
            <text:p>2118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OMMARIN</text:p>
          </table:table-cell>
          <table:table-cell office:value-type="float" office:value="123"/>
          <table:table-cell office:value-type="string">
            <text:p>COM</text:p>
          </table:table-cell>
          <table:table-cell office:value-type="string">
            <text:p>Commar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63</text:p>
          </table:table-cell>
          <table:table-cell office:value-type="string">
            <text:p>Commune simple</text:p>
          </table:table-cell>
          <table:table-cell office:value-type="string">
            <text:p>2108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BLANCEY</text:p>
          </table:table-cell>
          <table:table-cell office:value-type="float" office:value="75"/>
          <table:table-cell office:value-type="string">
            <text:p>COM</text:p>
          </table:table-cell>
          <table:table-cell office:value-type="string">
            <text:p>Blan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0</text:p>
          </table:table-cell>
          <table:table-cell office:value-type="string">
            <text:p>Commune simple</text:p>
          </table:table-cell>
          <table:table-cell office:value-type="string">
            <text:p>2161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OUHEY</text:p>
          </table:table-cell>
          <table:table-cell office:value-type="float" office:value="91"/>
          <table:table-cell office:value-type="string">
            <text:p>COM</text:p>
          </table:table-cell>
          <table:table-cell office:value-type="string">
            <text:p>Souh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1</text:p>
          </table:table-cell>
          <table:table-cell office:value-type="string">
            <text:p>Commune simple</text:p>
          </table:table-cell>
          <table:table-cell office:value-type="string">
            <text:p>2161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TAILLY</text:p>
          </table:table-cell>
          <table:table-cell office:value-type="float" office:value="177"/>
          <table:table-cell office:value-type="string">
            <text:p>COM</text:p>
          </table:table-cell>
          <table:table-cell office:value-type="string">
            <text:p>Ta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9</text:p>
          </table:table-cell>
          <table:table-cell office:value-type="string">
            <text:p>Commune simple</text:p>
          </table:table-cell>
          <table:table-cell office:value-type="string">
            <text:p>2166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VENAREY LES LAUMES</text:p>
          </table:table-cell>
          <table:table-cell office:value-type="float" office:value="2884"/>
          <table:table-cell office:value-type="string">
            <text:p>COM</text:p>
          </table:table-cell>
          <table:table-cell office:value-type="string">
            <text:p>Venarey-les-Laum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1</text:p>
          </table:table-cell>
          <table:table-cell office:value-type="string">
            <text:p>Commune simple</text:p>
          </table:table-cell>
          <table:table-cell office:value-type="string">
            <text:p>2139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MARSANNAY LE BOIS</text:p>
          </table:table-cell>
          <table:table-cell office:value-type="float" office:value="840"/>
          <table:table-cell office:value-type="string">
            <text:p>COM</text:p>
          </table:table-cell>
          <table:table-cell office:value-type="string">
            <text:p>Marsannay-le-B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93</text:p>
          </table:table-cell>
          <table:table-cell office:value-type="string">
            <text:p>Commune simple</text:p>
          </table:table-cell>
          <table:table-cell office:value-type="string">
            <text:p>2160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LADOIX SERRIGNY</text:p>
          </table:table-cell>
          <table:table-cell office:value-type="float" office:value="1834"/>
          <table:table-cell office:value-type="string">
            <text:p>COM</text:p>
          </table:table-cell>
          <table:table-cell office:value-type="string">
            <text:p>Ladoix-Serr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9</text:p>
          </table:table-cell>
          <table:table-cell office:value-type="string">
            <text:p>Commune simple</text:p>
          </table:table-cell>
          <table:table-cell office:value-type="string">
            <text:p>2113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CHAMP D OISEAU</text:p>
          </table:table-cell>
          <table:table-cell office:value-type="float" office:value="90"/>
          <table:table-cell office:value-type="string">
            <text:p>COM</text:p>
          </table:table-cell>
          <table:table-cell office:value-type="string">
            <text:p>Champ-d'Oiseau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8</text:p>
          </table:table-cell>
          <table:table-cell office:value-type="string">
            <text:p>Commune simple</text:p>
          </table:table-cell>
          <table:table-cell office:value-type="string">
            <text:p>2158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SALMAISE</text:p>
          </table:table-cell>
          <table:table-cell office:value-type="float" office:value="137"/>
          <table:table-cell office:value-type="string">
            <text:p>COM</text:p>
          </table:table-cell>
          <table:table-cell office:value-type="string">
            <text:p>Salmais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24</text:p>
          </table:table-cell>
          <table:table-cell office:value-type="string">
            <text:p>Commune simple</text:p>
          </table:table-cell>
          <table:table-cell office:value-type="string">
            <text:p>2141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MIMEURE</text:p>
          </table:table-cell>
          <table:table-cell office:value-type="float" office:value="309"/>
          <table:table-cell office:value-type="string">
            <text:p>COM</text:p>
          </table:table-cell>
          <table:table-cell office:value-type="string">
            <text:p>Mimeur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5</text:p>
          </table:table-cell>
          <table:table-cell office:value-type="string">
            <text:p>Commune simple</text:p>
          </table:table-cell>
          <table:table-cell office:value-type="string">
            <text:p>2136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MACONGE</text:p>
          </table:table-cell>
          <table:table-cell office:value-type="float" office:value="132"/>
          <table:table-cell office:value-type="string">
            <text:p>COM</text:p>
          </table:table-cell>
          <table:table-cell office:value-type="string">
            <text:p>Macong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7</text:p>
          </table:table-cell>
          <table:table-cell office:value-type="string">
            <text:p>Commune simple</text:p>
          </table:table-cell>
          <table:table-cell office:value-type="string">
            <text:p>2167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VERREY SOUS SALMAISE</text:p>
          </table:table-cell>
          <table:table-cell office:value-type="float" office:value="289"/>
          <table:table-cell office:value-type="string">
            <text:p>COM</text:p>
          </table:table-cell>
          <table:table-cell office:value-type="string">
            <text:p>Verrey-sous-Salmais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7</text:p>
          </table:table-cell>
          <table:table-cell office:value-type="string">
            <text:p>Commune simple</text:p>
          </table:table-cell>
          <table:table-cell office:value-type="string">
            <text:p>2125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ESSEY</text:p>
          </table:table-cell>
          <table:table-cell office:value-type="float" office:value="275"/>
          <table:table-cell office:value-type="string">
            <text:p>COM</text:p>
          </table:table-cell>
          <table:table-cell office:value-type="string">
            <text:p>Es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5</text:p>
          </table:table-cell>
          <table:table-cell office:value-type="string">
            <text:p>Commune simple</text:p>
          </table:table-cell>
          <table:table-cell office:value-type="string">
            <text:p>2154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SAINT AUBIN</text:p>
          </table:table-cell>
          <table:table-cell office:value-type="float" office:value="223"/>
          <table:table-cell office:value-type="string">
            <text:p>COM</text:p>
          </table:table-cell>
          <table:table-cell office:value-type="string">
            <text:p>Saint-Aub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0</text:p>
          </table:table-cell>
          <table:table-cell office:value-type="string">
            <text:p>Commune simple</text:p>
          </table:table-cell>
          <table:table-cell office:value-type="string">
            <text:p>2121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CURTIL SAINT SEINE</text:p>
          </table:table-cell>
          <table:table-cell office:value-type="float" office:value="117"/>
          <table:table-cell office:value-type="string">
            <text:p>COM</text:p>
          </table:table-cell>
          <table:table-cell office:value-type="string">
            <text:p>Curtil-Saint-Se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6</text:p>
          </table:table-cell>
          <table:table-cell office:value-type="string">
            <text:p>Commune simple</text:p>
          </table:table-cell>
          <table:table-cell office:value-type="string">
            <text:p>2140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MESSIGNY ET VANTOUX</text:p>
          </table:table-cell>
          <table:table-cell office:value-type="float" office:value="1660"/>
          <table:table-cell office:value-type="string">
            <text:p>COM</text:p>
          </table:table-cell>
          <table:table-cell office:value-type="string">
            <text:p>Messigny-et-Vanto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9</text:p>
          </table:table-cell>
          <table:table-cell office:value-type="string">
            <text:p>Commune simple</text:p>
          </table:table-cell>
          <table:table-cell office:value-type="string">
            <text:p>2165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VAL SUZON</text:p>
          </table:table-cell>
          <table:table-cell office:value-type="float" office:value="207"/>
          <table:table-cell office:value-type="string">
            <text:p>COM</text:p>
          </table:table-cell>
          <table:table-cell office:value-type="string">
            <text:p>Val-Suz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7</text:p>
          </table:table-cell>
          <table:table-cell office:value-type="string">
            <text:p>Commune simple</text:p>
          </table:table-cell>
          <table:table-cell office:value-type="string">
            <text:p>21409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MEUILLEY</text:p>
          </table:table-cell>
          <table:table-cell office:value-type="float" office:value="465"/>
          <table:table-cell office:value-type="string">
            <text:p>COM</text:p>
          </table:table-cell>
          <table:table-cell office:value-type="string">
            <text:p>Meuill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99</text:p>
          </table:table-cell>
          <table:table-cell office:value-type="string">
            <text:p>Commune simple</text:p>
          </table:table-cell>
          <table:table-cell office:value-type="string">
            <text:p>2145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NANTOUX</text:p>
          </table:table-cell>
          <table:table-cell office:value-type="float" office:value="167"/>
          <table:table-cell office:value-type="string">
            <text:p>COM</text:p>
          </table:table-cell>
          <table:table-cell office:value-type="string">
            <text:p>Nanto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4</text:p>
          </table:table-cell>
          <table:table-cell office:value-type="string">
            <text:p>Commune simple</text:p>
          </table:table-cell>
          <table:table-cell office:value-type="string">
            <text:p>2108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BLIGNY LES BEAUNE</text:p>
          </table:table-cell>
          <table:table-cell office:value-type="float" office:value="1238"/>
          <table:table-cell office:value-type="string">
            <text:p>COM</text:p>
          </table:table-cell>
          <table:table-cell office:value-type="string">
            <text:p>Bligny-lès-Beau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07</text:p>
          </table:table-cell>
          <table:table-cell office:value-type="string">
            <text:p>Commune simple</text:p>
          </table:table-cell>
          <table:table-cell office:value-type="string">
            <text:p>2134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LERY</text:p>
          </table:table-cell>
          <table:table-cell office:value-type="float" office:value="196"/>
          <table:table-cell office:value-type="string">
            <text:p>COM</text:p>
          </table:table-cell>
          <table:table-cell office:value-type="string">
            <text:p>Lér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8</text:p>
          </table:table-cell>
          <table:table-cell office:value-type="string">
            <text:p>Commune simple</text:p>
          </table:table-cell>
          <table:table-cell office:value-type="string">
            <text:p>2138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MAREY LES FUSSEY</text:p>
          </table:table-cell>
          <table:table-cell office:value-type="float" office:value="56"/>
          <table:table-cell office:value-type="string">
            <text:p>COM</text:p>
          </table:table-cell>
          <table:table-cell office:value-type="string">
            <text:p>Marey-lès-Fus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3</text:p>
          </table:table-cell>
          <table:table-cell office:value-type="string">
            <text:p>Commune simple</text:p>
          </table:table-cell>
          <table:table-cell office:value-type="string">
            <text:p>2139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ASSINGY LES VITTEAUX</text:p>
          </table:table-cell>
          <table:table-cell office:value-type="float" office:value="96"/>
          <table:table-cell office:value-type="string">
            <text:p>COM</text:p>
          </table:table-cell>
          <table:table-cell office:value-type="string">
            <text:p>Massingy-lès-Vitte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9</text:p>
          </table:table-cell>
          <table:table-cell office:value-type="string">
            <text:p>Commune simple</text:p>
          </table:table-cell>
          <table:table-cell office:value-type="string">
            <text:p>2163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THOSTE</text:p>
          </table:table-cell>
          <table:table-cell office:value-type="float" office:value="108"/>
          <table:table-cell office:value-type="string">
            <text:p>COM</text:p>
          </table:table-cell>
          <table:table-cell office:value-type="string">
            <text:p>Thost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25</text:p>
          </table:table-cell>
          <table:table-cell office:value-type="string">
            <text:p>Commune simple</text:p>
          </table:table-cell>
          <table:table-cell office:value-type="string">
            <text:p>2126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FETE</text:p>
          </table:table-cell>
          <table:table-cell office:value-type="float" office:value="48"/>
          <table:table-cell office:value-type="string">
            <text:p>COM</text:p>
          </table:table-cell>
          <table:table-cell office:value-type="string">
            <text:p>Le Fêt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9</text:p>
          </table:table-cell>
          <table:table-cell office:value-type="string">
            <text:p>Commune simple</text:p>
          </table:table-cell>
          <table:table-cell office:value-type="string">
            <text:p>2109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BOUSSEY</text:p>
          </table:table-cell>
          <table:table-cell office:value-type="float" office:value="35"/>
          <table:table-cell office:value-type="string">
            <text:p>COM</text:p>
          </table:table-cell>
          <table:table-cell office:value-type="string">
            <text:p>Bous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63</text:p>
          </table:table-cell>
          <table:table-cell office:value-type="string">
            <text:p>Commune simple</text:p>
          </table:table-cell>
          <table:table-cell office:value-type="string">
            <text:p>2156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SAINT PRIX LES ARNAY</text:p>
          </table:table-cell>
          <table:table-cell office:value-type="float" office:value="227"/>
          <table:table-cell office:value-type="string">
            <text:p>COM</text:p>
          </table:table-cell>
          <table:table-cell office:value-type="string">
            <text:p>Saint-Prix-lès-Ar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4</text:p>
          </table:table-cell>
          <table:table-cell office:value-type="string">
            <text:p>Commune simple</text:p>
          </table:table-cell>
          <table:table-cell office:value-type="string">
            <text:p>2122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DARCEY</text:p>
          </table:table-cell>
          <table:table-cell office:value-type="float" office:value="338"/>
          <table:table-cell office:value-type="string">
            <text:p>COM</text:p>
          </table:table-cell>
          <table:table-cell office:value-type="string">
            <text:p>Dar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9</text:p>
          </table:table-cell>
          <table:table-cell office:value-type="string">
            <text:p>Commune simple</text:p>
          </table:table-cell>
          <table:table-cell office:value-type="string">
            <text:p>2143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ONTIGNY SAINT BARTHELEMY</text:p>
          </table:table-cell>
          <table:table-cell office:value-type="float" office:value="86"/>
          <table:table-cell office:value-type="string">
            <text:p>COM</text:p>
          </table:table-cell>
          <table:table-cell office:value-type="string">
            <text:p>Montigny-Saint-Barthélem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898</text:p>
          </table:table-cell>
          <table:table-cell office:value-type="string">
            <text:p>Commune simple</text:p>
          </table:table-cell>
          <table:table-cell office:value-type="string">
            <text:p>2102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ARRANS</text:p>
          </table:table-cell>
          <table:table-cell office:value-type="float" office:value="73"/>
          <table:table-cell office:value-type="string">
            <text:p>COM</text:p>
          </table:table-cell>
          <table:table-cell office:value-type="string">
            <text:p>Arran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15</text:p>
          </table:table-cell>
          <table:table-cell office:value-type="string">
            <text:p>Commune simple</text:p>
          </table:table-cell>
          <table:table-cell office:value-type="string">
            <text:p>2104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BAIGNEUX LES JUIFS</text:p>
          </table:table-cell>
          <table:table-cell office:value-type="float" office:value="242"/>
          <table:table-cell office:value-type="string">
            <text:p>COM</text:p>
          </table:table-cell>
          <table:table-cell office:value-type="string">
            <text:p>Baigneux-les-Juif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8</text:p>
          </table:table-cell>
          <table:table-cell office:value-type="string">
            <text:p>Commune simple</text:p>
          </table:table-cell>
          <table:table-cell office:value-type="string">
            <text:p>2156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SAINT PIERRE EN VAUX</text:p>
          </table:table-cell>
          <table:table-cell office:value-type="float" office:value="148"/>
          <table:table-cell office:value-type="string">
            <text:p>COM</text:p>
          </table:table-cell>
          <table:table-cell office:value-type="string">
            <text:p>Saint-Pierre-en-V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58</text:p>
          </table:table-cell>
          <table:table-cell office:value-type="string">
            <text:p>Commune simple</text:p>
          </table:table-cell>
          <table:table-cell office:value-type="string">
            <text:p>2153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69540</text:p>
          </table:table-cell>
          <table:table-cell office:value-type="string">
            <text:p>RUFFEY LES ECHIREY</text:p>
          </table:table-cell>
          <table:table-cell office:value-type="float" office:value="1309"/>
          <table:table-cell office:value-type="string">
            <text:p>COM</text:p>
          </table:table-cell>
          <table:table-cell office:value-type="string">
            <text:p>Ruffey-lès-Echir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23</text:p>
          </table:table-cell>
          <table:table-cell office:value-type="string">
            <text:p>Commune simple</text:p>
          </table:table-cell>
          <table:table-cell office:value-type="string">
            <text:p>2116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HAZILLY</text:p>
          </table:table-cell>
          <table:table-cell office:value-type="float" office:value="139"/>
          <table:table-cell office:value-type="string">
            <text:p>COM</text:p>
          </table:table-cell>
          <table:table-cell office:value-type="string">
            <text:p>Chaz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1</text:p>
          </table:table-cell>
          <table:table-cell office:value-type="string">
            <text:p>Commune simple</text:p>
          </table:table-cell>
          <table:table-cell office:value-type="string">
            <text:p>2169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VILLERS LA FAYE</text:p>
          </table:table-cell>
          <table:table-cell office:value-type="float" office:value="392"/>
          <table:table-cell office:value-type="string">
            <text:p>COM</text:p>
          </table:table-cell>
          <table:table-cell office:value-type="string">
            <text:p>Villers-la-Fay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2</text:p>
          </table:table-cell>
          <table:table-cell office:value-type="string">
            <text:p>Commune simple</text:p>
          </table:table-cell>
          <table:table-cell office:value-type="string">
            <text:p>21284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FRANCHEVILLE</text:p>
          </table:table-cell>
          <table:table-cell office:value-type="float" office:value="285"/>
          <table:table-cell office:value-type="string">
            <text:p>COM</text:p>
          </table:table-cell>
          <table:table-cell office:value-type="string">
            <text:p>Franchevi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98</text:p>
          </table:table-cell>
          <table:table-cell office:value-type="string">
            <text:p>Commune simple</text:p>
          </table:table-cell>
          <table:table-cell office:value-type="string">
            <text:p>21569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SAINT ROMAIN</text:p>
          </table:table-cell>
          <table:table-cell office:value-type="float" office:value="220"/>
          <table:table-cell office:value-type="string">
            <text:p>COM</text:p>
          </table:table-cell>
          <table:table-cell office:value-type="string">
            <text:p>Saint-Roma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0</text:p>
          </table:table-cell>
          <table:table-cell office:value-type="string">
            <text:p>Commune simple</text:p>
          </table:table-cell>
          <table:table-cell office:value-type="string">
            <text:p>2107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BILLY LES CHANCEAUX</text:p>
          </table:table-cell>
          <table:table-cell office:value-type="float" office:value="61"/>
          <table:table-cell office:value-type="string">
            <text:p>COM</text:p>
          </table:table-cell>
          <table:table-cell office:value-type="string">
            <text:p>Billy-lès-Chance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8</text:p>
          </table:table-cell>
          <table:table-cell office:value-type="string">
            <text:p>Commune simple</text:p>
          </table:table-cell>
          <table:table-cell office:value-type="string">
            <text:p>2168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LLARS ET VILLENOTTE</text:p>
          </table:table-cell>
          <table:table-cell office:value-type="float" office:value="174"/>
          <table:table-cell office:value-type="string">
            <text:p>COM</text:p>
          </table:table-cell>
          <table:table-cell office:value-type="string">
            <text:p>Villars-et-Villenott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5</text:p>
          </table:table-cell>
          <table:table-cell office:value-type="string">
            <text:p>Commune simple</text:p>
          </table:table-cell>
          <table:table-cell office:value-type="string">
            <text:p>2160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EMUR EN AUXOIS</text:p>
          </table:table-cell>
          <table:table-cell office:value-type="float" office:value="4139"/>
          <table:table-cell office:value-type="string">
            <text:p>COM</text:p>
          </table:table-cell>
          <table:table-cell office:value-type="string">
            <text:p>Semur-en-Aux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0</text:p>
          </table:table-cell>
          <table:table-cell office:value-type="string">
            <text:p>Commune simple</text:p>
          </table:table-cell>
          <table:table-cell office:value-type="string">
            <text:p>2154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SAINT APOLLINAIRE</text:p>
          </table:table-cell>
          <table:table-cell office:value-type="float" office:value="7463"/>
          <table:table-cell office:value-type="string">
            <text:p>COM</text:p>
          </table:table-cell>
          <table:table-cell office:value-type="string">
            <text:p>Saint-Apollinair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55</text:p>
          </table:table-cell>
          <table:table-cell office:value-type="string">
            <text:p>Préfecture de région</text:p>
          </table:table-cell>
          <table:table-cell office:value-type="string">
            <text:p>2123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DIJON</text:p>
          </table:table-cell>
          <table:table-cell office:value-type="float" office:value="156920"/>
          <table:table-cell office:value-type="string">
            <text:p>COM</text:p>
          </table:table-cell>
          <table:table-cell office:value-type="string">
            <text:p>Dij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60</text:p>
          </table:table-cell>
          <table:table-cell office:value-type="string">
            <text:p>Commune simple</text:p>
          </table:table-cell>
          <table:table-cell office:value-type="string">
            <text:p>2163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THOISY LE DESERT</text:p>
          </table:table-cell>
          <table:table-cell office:value-type="float" office:value="207"/>
          <table:table-cell office:value-type="string">
            <text:p>COM</text:p>
          </table:table-cell>
          <table:table-cell office:value-type="string">
            <text:p>Thoisy-le-Déser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4</text:p>
          </table:table-cell>
          <table:table-cell office:value-type="string">
            <text:p>Commune simple</text:p>
          </table:table-cell>
          <table:table-cell office:value-type="string">
            <text:p>2125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FAIN LES MONTBARD</text:p>
          </table:table-cell>
          <table:table-cell office:value-type="float" office:value="300"/>
          <table:table-cell office:value-type="string">
            <text:p>COM</text:p>
          </table:table-cell>
          <table:table-cell office:value-type="string">
            <text:p>Fain-lès-Montbar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32</text:p>
          </table:table-cell>
          <table:table-cell office:value-type="string">
            <text:p>Commune simple</text:p>
          </table:table-cell>
          <table:table-cell office:value-type="string">
            <text:p>2109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BOUHEY</text:p>
          </table:table-cell>
          <table:table-cell office:value-type="float" office:value="38"/>
          <table:table-cell office:value-type="string">
            <text:p>COM</text:p>
          </table:table-cell>
          <table:table-cell office:value-type="string">
            <text:p>Bouh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37</text:p>
          </table:table-cell>
          <table:table-cell office:value-type="string">
            <text:p>Commune simple</text:p>
          </table:table-cell>
          <table:table-cell office:value-type="string">
            <text:p>2139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MARSANNAY LA COTE</text:p>
          </table:table-cell>
          <table:table-cell office:value-type="float" office:value="5348"/>
          <table:table-cell office:value-type="string">
            <text:p>COM</text:p>
          </table:table-cell>
          <table:table-cell office:value-type="string">
            <text:p>Marsannay-la-Côt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7</text:p>
          </table:table-cell>
          <table:table-cell office:value-type="string">
            <text:p>Commune simple</text:p>
          </table:table-cell>
          <table:table-cell office:value-type="string">
            <text:p>2116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HEVANNAY</text:p>
          </table:table-cell>
          <table:table-cell office:value-type="float" office:value="45"/>
          <table:table-cell office:value-type="string">
            <text:p>COM</text:p>
          </table:table-cell>
          <table:table-cell office:value-type="string">
            <text:p>Chevan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6</text:p>
          </table:table-cell>
          <table:table-cell office:value-type="string">
            <text:p>Commune simple</text:p>
          </table:table-cell>
          <table:table-cell office:value-type="string">
            <text:p>2108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BLIGNY SUR OUCHE</text:p>
          </table:table-cell>
          <table:table-cell office:value-type="float" office:value="831"/>
          <table:table-cell office:value-type="string">
            <text:p>COM</text:p>
          </table:table-cell>
          <table:table-cell office:value-type="string">
            <text:p>Bligny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86</text:p>
          </table:table-cell>
          <table:table-cell office:value-type="string">
            <text:p>Commune simple</text:p>
          </table:table-cell>
          <table:table-cell office:value-type="string">
            <text:p>2114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HARNY</text:p>
          </table:table-cell>
          <table:table-cell office:value-type="float" office:value="34"/>
          <table:table-cell office:value-type="string">
            <text:p>COM</text:p>
          </table:table-cell>
          <table:table-cell office:value-type="string">
            <text:p>Char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5</text:p>
          </table:table-cell>
          <table:table-cell office:value-type="string">
            <text:p>Commune simple</text:p>
          </table:table-cell>
          <table:table-cell office:value-type="string">
            <text:p>2167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ESVRES</text:p>
          </table:table-cell>
          <table:table-cell office:value-type="float" office:value="27"/>
          <table:table-cell office:value-type="string">
            <text:p>COM</text:p>
          </table:table-cell>
          <table:table-cell office:value-type="string">
            <text:p>Vesvr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0</text:p>
          </table:table-cell>
          <table:table-cell office:value-type="string">
            <text:p>Commune simple</text:p>
          </table:table-cell>
          <table:table-cell office:value-type="string">
            <text:p>2128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FROLOIS</text:p>
          </table:table-cell>
          <table:table-cell office:value-type="float" office:value="167"/>
          <table:table-cell office:value-type="string">
            <text:p>COM</text:p>
          </table:table-cell>
          <table:table-cell office:value-type="string">
            <text:p>Frôl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1</text:p>
          </table:table-cell>
          <table:table-cell office:value-type="string">
            <text:p>Commune simple</text:p>
          </table:table-cell>
          <table:table-cell office:value-type="string">
            <text:p>2117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LAMEREY</text:p>
          </table:table-cell>
          <table:table-cell office:value-type="float" office:value="184"/>
          <table:table-cell office:value-type="string">
            <text:p>COM</text:p>
          </table:table-cell>
          <table:table-cell office:value-type="string">
            <text:p>Clamer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1</text:p>
          </table:table-cell>
          <table:table-cell office:value-type="string">
            <text:p>Commune simple</text:p>
          </table:table-cell>
          <table:table-cell office:value-type="string">
            <text:p>2163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THOREY SUR OUCHE</text:p>
          </table:table-cell>
          <table:table-cell office:value-type="float" office:value="144"/>
          <table:table-cell office:value-type="string">
            <text:p>COM</text:p>
          </table:table-cell>
          <table:table-cell office:value-type="string">
            <text:p>Thorey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9</text:p>
          </table:table-cell>
          <table:table-cell office:value-type="string">
            <text:p>Commune simple</text:p>
          </table:table-cell>
          <table:table-cell office:value-type="string">
            <text:p>2112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BUSSY LE GRAND</text:p>
          </table:table-cell>
          <table:table-cell office:value-type="float" office:value="316"/>
          <table:table-cell office:value-type="string">
            <text:p>COM</text:p>
          </table:table-cell>
          <table:table-cell office:value-type="string">
            <text:p>Bussy-le-Gran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1</text:p>
          </table:table-cell>
          <table:table-cell office:value-type="string">
            <text:p>Commune simple</text:p>
          </table:table-cell>
          <table:table-cell office:value-type="string">
            <text:p>2133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LANTENAY</text:p>
          </table:table-cell>
          <table:table-cell office:value-type="float" office:value="510"/>
          <table:table-cell office:value-type="string">
            <text:p>COM</text:p>
          </table:table-cell>
          <table:table-cell office:value-type="string">
            <text:p>Lante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92</text:p>
          </table:table-cell>
          <table:table-cell office:value-type="string">
            <text:p>Commune simple</text:p>
          </table:table-cell>
          <table:table-cell office:value-type="string">
            <text:p>2110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BRIANNY</text:p>
          </table:table-cell>
          <table:table-cell office:value-type="float" office:value="121"/>
          <table:table-cell office:value-type="string">
            <text:p>COM</text:p>
          </table:table-cell>
          <table:table-cell office:value-type="string">
            <text:p>Brian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5</text:p>
          </table:table-cell>
          <table:table-cell office:value-type="string">
            <text:p>Commune simple</text:p>
          </table:table-cell>
          <table:table-cell office:value-type="string">
            <text:p>2124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ECUTIGNY</text:p>
          </table:table-cell>
          <table:table-cell office:value-type="float" office:value="79"/>
          <table:table-cell office:value-type="string">
            <text:p>COM</text:p>
          </table:table-cell>
          <table:table-cell office:value-type="string">
            <text:p>Écut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6</text:p>
          </table:table-cell>
          <table:table-cell office:value-type="string">
            <text:p>Commune simple</text:p>
          </table:table-cell>
          <table:table-cell office:value-type="string">
            <text:p>2141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ILLERY</text:p>
          </table:table-cell>
          <table:table-cell office:value-type="float" office:value="386"/>
          <table:table-cell office:value-type="string">
            <text:p>COM</text:p>
          </table:table-cell>
          <table:table-cell office:value-type="string">
            <text:p>Miller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23</text:p>
          </table:table-cell>
          <table:table-cell office:value-type="string">
            <text:p>Commune simple</text:p>
          </table:table-cell>
          <table:table-cell office:value-type="string">
            <text:p>2128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FRESNES</text:p>
          </table:table-cell>
          <table:table-cell office:value-type="float" office:value="168"/>
          <table:table-cell office:value-type="string">
            <text:p>COM</text:p>
          </table:table-cell>
          <table:table-cell office:value-type="string">
            <text:p>Fresn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3</text:p>
          </table:table-cell>
          <table:table-cell office:value-type="string">
            <text:p>Commune simple</text:p>
          </table:table-cell>
          <table:table-cell office:value-type="string">
            <text:p>2120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COURCELLES LES MONTBARD</text:p>
          </table:table-cell>
          <table:table-cell office:value-type="float" office:value="80"/>
          <table:table-cell office:value-type="string">
            <text:p>COM</text:p>
          </table:table-cell>
          <table:table-cell office:value-type="string">
            <text:p>Courcelles-lès-Montbar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15</text:p>
          </table:table-cell>
          <table:table-cell office:value-type="string">
            <text:p>Commune simple</text:p>
          </table:table-cell>
          <table:table-cell office:value-type="string">
            <text:p>2144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MOREY SAINT DENIS</text:p>
          </table:table-cell>
          <table:table-cell office:value-type="float" office:value="666"/>
          <table:table-cell office:value-type="string">
            <text:p>COM</text:p>
          </table:table-cell>
          <table:table-cell office:value-type="string">
            <text:p>Morey-Saint-Den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6</text:p>
          </table:table-cell>
          <table:table-cell office:value-type="string">
            <text:p>Commune simple</text:p>
          </table:table-cell>
          <table:table-cell office:value-type="string">
            <text:p>2146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NUITS SAINT GEORGES</text:p>
          </table:table-cell>
          <table:table-cell office:value-type="float" office:value="5481"/>
          <table:table-cell office:value-type="string">
            <text:p>COM</text:p>
          </table:table-cell>
          <table:table-cell office:value-type="string">
            <text:p>Nuits-Saint-Georg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4</text:p>
          </table:table-cell>
          <table:table-cell office:value-type="string">
            <text:p>Commune simple</text:p>
          </table:table-cell>
          <table:table-cell office:value-type="string">
            <text:p>2136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LUSIGNY SUR OUCHE</text:p>
          </table:table-cell>
          <table:table-cell office:value-type="float" office:value="111"/>
          <table:table-cell office:value-type="string">
            <text:p>COM</text:p>
          </table:table-cell>
          <table:table-cell office:value-type="string">
            <text:p>Lusigny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4</text:p>
          </table:table-cell>
          <table:table-cell office:value-type="string">
            <text:p>Commune simple</text:p>
          </table:table-cell>
          <table:table-cell office:value-type="string">
            <text:p>2100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AHUY</text:p>
          </table:table-cell>
          <table:table-cell office:value-type="float" office:value="1210"/>
          <table:table-cell office:value-type="string">
            <text:p>COM</text:p>
          </table:table-cell>
          <table:table-cell office:value-type="string">
            <text:p>Ahu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9</text:p>
          </table:table-cell>
          <table:table-cell office:value-type="string">
            <text:p>Commune simple</text:p>
          </table:table-cell>
          <table:table-cell office:value-type="string">
            <text:p>2154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AINT EUPHRONE</text:p>
          </table:table-cell>
          <table:table-cell office:value-type="float" office:value="178"/>
          <table:table-cell office:value-type="string">
            <text:p>COM</text:p>
          </table:table-cell>
          <table:table-cell office:value-type="string">
            <text:p>Saint-Euphrô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8</text:p>
          </table:table-cell>
          <table:table-cell office:value-type="string">
            <text:p>Commune simple</text:p>
          </table:table-cell>
          <table:table-cell office:value-type="string">
            <text:p>2156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SAINT MARTIN DU MONT</text:p>
          </table:table-cell>
          <table:table-cell office:value-type="float" office:value="435"/>
          <table:table-cell office:value-type="string">
            <text:p>COM</text:p>
          </table:table-cell>
          <table:table-cell office:value-type="string">
            <text:p>Saint-Martin-du-Mo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4</text:p>
          </table:table-cell>
          <table:table-cell office:value-type="string">
            <text:p>Commune simple</text:p>
          </table:table-cell>
          <table:table-cell office:value-type="string">
            <text:p>2121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CRUGEY</text:p>
          </table:table-cell>
          <table:table-cell office:value-type="float" office:value="175"/>
          <table:table-cell office:value-type="string">
            <text:p>COM</text:p>
          </table:table-cell>
          <table:table-cell office:value-type="string">
            <text:p>Crug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7</text:p>
          </table:table-cell>
          <table:table-cell office:value-type="string">
            <text:p>Commune simple</text:p>
          </table:table-cell>
          <table:table-cell office:value-type="string">
            <text:p>2147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PELLEREY</text:p>
          </table:table-cell>
          <table:table-cell office:value-type="float" office:value="105"/>
          <table:table-cell office:value-type="string">
            <text:p>COM</text:p>
          </table:table-cell>
          <table:table-cell office:value-type="string">
            <text:p>Peller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9</text:p>
          </table:table-cell>
          <table:table-cell office:value-type="string">
            <text:p>Commune simple</text:p>
          </table:table-cell>
          <table:table-cell office:value-type="string">
            <text:p>2104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BARBIREY SUR OUCHE</text:p>
          </table:table-cell>
          <table:table-cell office:value-type="float" office:value="216"/>
          <table:table-cell office:value-type="string">
            <text:p>COM</text:p>
          </table:table-cell>
          <table:table-cell office:value-type="string">
            <text:p>Barbirey-sur-Ou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3</text:p>
          </table:table-cell>
          <table:table-cell office:value-type="string">
            <text:p>Commune simple</text:p>
          </table:table-cell>
          <table:table-cell office:value-type="string">
            <text:p>2165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URCY</text:p>
          </table:table-cell>
          <table:table-cell office:value-type="float" office:value="153"/>
          <table:table-cell office:value-type="string">
            <text:p>COM</text:p>
          </table:table-cell>
          <table:table-cell office:value-type="string">
            <text:p>Urc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4</text:p>
          </table:table-cell>
          <table:table-cell office:value-type="string">
            <text:p>Commune simple</text:p>
          </table:table-cell>
          <table:table-cell office:value-type="string">
            <text:p>2132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JUILLY</text:p>
          </table:table-cell>
          <table:table-cell office:value-type="float" office:value="47"/>
          <table:table-cell office:value-type="string">
            <text:p>COM</text:p>
          </table:table-cell>
          <table:table-cell office:value-type="string">
            <text:p>Ju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5</text:p>
          </table:table-cell>
          <table:table-cell office:value-type="string">
            <text:p>Commune simple</text:p>
          </table:table-cell>
          <table:table-cell office:value-type="string">
            <text:p>2103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AUBIGNY LES SOMBERNON</text:p>
          </table:table-cell>
          <table:table-cell office:value-type="float" office:value="150"/>
          <table:table-cell office:value-type="string">
            <text:p>COM</text:p>
          </table:table-cell>
          <table:table-cell office:value-type="string">
            <text:p>Aubigny-lès-Sombern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6</text:p>
          </table:table-cell>
          <table:table-cell office:value-type="string">
            <text:p>Commune simple</text:p>
          </table:table-cell>
          <table:table-cell office:value-type="string">
            <text:p>2150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POUILLY EN AUXOIS</text:p>
          </table:table-cell>
          <table:table-cell office:value-type="float" office:value="1481"/>
          <table:table-cell office:value-type="string">
            <text:p>COM</text:p>
          </table:table-cell>
          <table:table-cell office:value-type="string">
            <text:p>Pouilly-en-Aux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33</text:p>
          </table:table-cell>
          <table:table-cell office:value-type="string">
            <text:p>Commune simple</text:p>
          </table:table-cell>
          <table:table-cell office:value-type="string">
            <text:p>2126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FENAY</text:p>
          </table:table-cell>
          <table:table-cell office:value-type="float" office:value="1616"/>
          <table:table-cell office:value-type="string">
            <text:p>COM</text:p>
          </table:table-cell>
          <table:table-cell office:value-type="string">
            <text:p>Fé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5</text:p>
          </table:table-cell>
          <table:table-cell office:value-type="string">
            <text:p>Commune simple</text:p>
          </table:table-cell>
          <table:table-cell office:value-type="string">
            <text:p>2149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PONT ET MASSENE</text:p>
          </table:table-cell>
          <table:table-cell office:value-type="float" office:value="175"/>
          <table:table-cell office:value-type="string">
            <text:p>COM</text:p>
          </table:table-cell>
          <table:table-cell office:value-type="string">
            <text:p>Pont-et-Massè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95</text:p>
          </table:table-cell>
          <table:table-cell office:value-type="string">
            <text:p>Commune simple</text:p>
          </table:table-cell>
          <table:table-cell office:value-type="string">
            <text:p>2142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ONTBERTHAULT</text:p>
          </table:table-cell>
          <table:table-cell office:value-type="float" office:value="211"/>
          <table:table-cell office:value-type="string">
            <text:p>COM</text:p>
          </table:table-cell>
          <table:table-cell office:value-type="string">
            <text:p>Montberthaul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88</text:p>
          </table:table-cell>
          <table:table-cell office:value-type="string">
            <text:p>Commune simple</text:p>
          </table:table-cell>
          <table:table-cell office:value-type="string">
            <text:p>2167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C DE CHASSENAY</text:p>
          </table:table-cell>
          <table:table-cell office:value-type="float" office:value="222"/>
          <table:table-cell office:value-type="string">
            <text:p>COM</text:p>
          </table:table-cell>
          <table:table-cell office:value-type="string">
            <text:p>Vic-de-Chasse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40</text:p>
          </table:table-cell>
          <table:table-cell office:value-type="string">
            <text:p>Commune simple</text:p>
          </table:table-cell>
          <table:table-cell office:value-type="string">
            <text:p>2102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ARCONCEY</text:p>
          </table:table-cell>
          <table:table-cell office:value-type="float" office:value="222"/>
          <table:table-cell office:value-type="string">
            <text:p>COM</text:p>
          </table:table-cell>
          <table:table-cell office:value-type="string">
            <text:p>Arcon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38</text:p>
          </table:table-cell>
          <table:table-cell office:value-type="string">
            <text:p>Commune simple</text:p>
          </table:table-cell>
          <table:table-cell office:value-type="string">
            <text:p>2126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FIXIN</text:p>
          </table:table-cell>
          <table:table-cell office:value-type="float" office:value="754"/>
          <table:table-cell office:value-type="string">
            <text:p>COM</text:p>
          </table:table-cell>
          <table:table-cell office:value-type="string">
            <text:p>Fix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5</text:p>
          </table:table-cell>
          <table:table-cell office:value-type="string">
            <text:p>Commune simple</text:p>
          </table:table-cell>
          <table:table-cell office:value-type="string">
            <text:p>2170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VISERNY</text:p>
          </table:table-cell>
          <table:table-cell office:value-type="float" office:value="178"/>
          <table:table-cell office:value-type="string">
            <text:p>COM</text:p>
          </table:table-cell>
          <table:table-cell office:value-type="string">
            <text:p>Viser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0</text:p>
          </table:table-cell>
          <table:table-cell office:value-type="string">
            <text:p>Commune simple</text:p>
          </table:table-cell>
          <table:table-cell office:value-type="string">
            <text:p>2171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VOLNAY</text:p>
          </table:table-cell>
          <table:table-cell office:value-type="float" office:value="241"/>
          <table:table-cell office:value-type="string">
            <text:p>COM</text:p>
          </table:table-cell>
          <table:table-cell office:value-type="string">
            <text:p>Vol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8</text:p>
          </table:table-cell>
          <table:table-cell office:value-type="string">
            <text:p>Commune simple</text:p>
          </table:table-cell>
          <table:table-cell office:value-type="string">
            <text:p>2155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SAINT JEAN DE BOEUF</text:p>
          </table:table-cell>
          <table:table-cell office:value-type="float" office:value="112"/>
          <table:table-cell office:value-type="string">
            <text:p>COM</text:p>
          </table:table-cell>
          <table:table-cell office:value-type="string">
            <text:p>Saint-Jean-de-B½uf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18</text:p>
          </table:table-cell>
          <table:table-cell office:value-type="string">
            <text:p>Commune simple</text:p>
          </table:table-cell>
          <table:table-cell office:value-type="string">
            <text:p>2103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AUXANT</text:p>
          </table:table-cell>
          <table:table-cell office:value-type="float" office:value="74"/>
          <table:table-cell office:value-type="string">
            <text:p>COM</text:p>
          </table:table-cell>
          <table:table-cell office:value-type="string">
            <text:p>Auxa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9</text:p>
          </table:table-cell>
          <table:table-cell office:value-type="string">
            <text:p>Commune simple</text:p>
          </table:table-cell>
          <table:table-cell office:value-type="string">
            <text:p>21289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FUSSEY</text:p>
          </table:table-cell>
          <table:table-cell office:value-type="float" office:value="118"/>
          <table:table-cell office:value-type="string">
            <text:p>COM</text:p>
          </table:table-cell>
          <table:table-cell office:value-type="string">
            <text:p>Fus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93</text:p>
          </table:table-cell>
          <table:table-cell office:value-type="string">
            <text:p>Commune simple</text:p>
          </table:table-cell>
          <table:table-cell office:value-type="string">
            <text:p>2100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AGENCOURT</text:p>
          </table:table-cell>
          <table:table-cell office:value-type="float" office:value="460"/>
          <table:table-cell office:value-type="string">
            <text:p>COM</text:p>
          </table:table-cell>
          <table:table-cell office:value-type="string">
            <text:p>Agencour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3</text:p>
          </table:table-cell>
          <table:table-cell office:value-type="string">
            <text:p>Commune simple</text:p>
          </table:table-cell>
          <table:table-cell office:value-type="string">
            <text:p>2118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OLLONGES LES BEVY</text:p>
          </table:table-cell>
          <table:table-cell office:value-type="float" office:value="94"/>
          <table:table-cell office:value-type="string">
            <text:p>COM</text:p>
          </table:table-cell>
          <table:table-cell office:value-type="string">
            <text:p>Collonges-lès-Bév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3</text:p>
          </table:table-cell>
          <table:table-cell office:value-type="string">
            <text:p>Commune simple</text:p>
          </table:table-cell>
          <table:table-cell office:value-type="string">
            <text:p>2108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BLAISY BAS</text:p>
          </table:table-cell>
          <table:table-cell office:value-type="float" office:value="669"/>
          <table:table-cell office:value-type="string">
            <text:p>COM</text:p>
          </table:table-cell>
          <table:table-cell office:value-type="string">
            <text:p>Blaisy-Ba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893</text:p>
          </table:table-cell>
          <table:table-cell office:value-type="string">
            <text:p>Commune simple</text:p>
          </table:table-cell>
          <table:table-cell office:value-type="string">
            <text:p>2168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VILLAINES EN DUESMOIS</text:p>
          </table:table-cell>
          <table:table-cell office:value-type="float" office:value="252"/>
          <table:table-cell office:value-type="string">
            <text:p>COM</text:p>
          </table:table-cell>
          <table:table-cell office:value-type="string">
            <text:p>Villaines-en-Duesm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0</text:p>
          </table:table-cell>
          <table:table-cell office:value-type="string">
            <text:p>Commune simple</text:p>
          </table:table-cell>
          <table:table-cell office:value-type="string">
            <text:p>2110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69540</text:p>
          </table:table-cell>
          <table:table-cell office:value-type="string">
            <text:p>BRETIGNY</text:p>
          </table:table-cell>
          <table:table-cell office:value-type="float" office:value="904"/>
          <table:table-cell office:value-type="string">
            <text:p>COM</text:p>
          </table:table-cell>
          <table:table-cell office:value-type="string">
            <text:p>Bret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40</text:p>
          </table:table-cell>
          <table:table-cell office:value-type="string">
            <text:p>Commune simple</text:p>
          </table:table-cell>
          <table:table-cell office:value-type="string">
            <text:p>2102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ARGILLY</text:p>
          </table:table-cell>
          <table:table-cell office:value-type="float" office:value="513"/>
          <table:table-cell office:value-type="string">
            <text:p>COM</text:p>
          </table:table-cell>
          <table:table-cell office:value-type="string">
            <text:p>Arg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11</text:p>
          </table:table-cell>
          <table:table-cell office:value-type="string">
            <text:p>Commune simple</text:p>
          </table:table-cell>
          <table:table-cell office:value-type="string">
            <text:p>2114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CHAMPIGNOLLES</text:p>
          </table:table-cell>
          <table:table-cell office:value-type="float" office:value="76"/>
          <table:table-cell office:value-type="string">
            <text:p>COM</text:p>
          </table:table-cell>
          <table:table-cell office:value-type="string">
            <text:p>Champignoll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70</text:p>
          </table:table-cell>
          <table:table-cell office:value-type="string">
            <text:p>Commune simple</text:p>
          </table:table-cell>
          <table:table-cell office:value-type="string">
            <text:p>2147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PANGES</text:p>
          </table:table-cell>
          <table:table-cell office:value-type="float" office:value="88"/>
          <table:table-cell office:value-type="string">
            <text:p>COM</text:p>
          </table:table-cell>
          <table:table-cell office:value-type="string">
            <text:p>Pang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8</text:p>
          </table:table-cell>
          <table:table-cell office:value-type="string">
            <text:p>Commune simple</text:p>
          </table:table-cell>
          <table:table-cell office:value-type="string">
            <text:p>2114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CHANCEAUX</text:p>
          </table:table-cell>
          <table:table-cell office:value-type="float" office:value="218"/>
          <table:table-cell office:value-type="string">
            <text:p>COM</text:p>
          </table:table-cell>
          <table:table-cell office:value-type="string">
            <text:p>Chance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68</text:p>
          </table:table-cell>
          <table:table-cell office:value-type="string">
            <text:p>Commune simple</text:p>
          </table:table-cell>
          <table:table-cell office:value-type="string">
            <text:p>2138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MARCILLY SUR TILLE</text:p>
          </table:table-cell>
          <table:table-cell office:value-type="float" office:value="1666"/>
          <table:table-cell office:value-type="string">
            <text:p>COM</text:p>
          </table:table-cell>
          <table:table-cell office:value-type="string">
            <text:p>Marcilly-sur-Ti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5</text:p>
          </table:table-cell>
          <table:table-cell office:value-type="string">
            <text:p>Commune simple</text:p>
          </table:table-cell>
          <table:table-cell office:value-type="string">
            <text:p>2154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AINTE COLOMBE EN AUXOIS</text:p>
          </table:table-cell>
          <table:table-cell office:value-type="float" office:value="57"/>
          <table:table-cell office:value-type="string">
            <text:p>COM</text:p>
          </table:table-cell>
          <table:table-cell office:value-type="string">
            <text:p>Sainte-Colombe-en-Aux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75</text:p>
          </table:table-cell>
          <table:table-cell office:value-type="string">
            <text:p>Commune simple</text:p>
          </table:table-cell>
          <table:table-cell office:value-type="string">
            <text:p>2164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UNCEY LE FRANC</text:p>
          </table:table-cell>
          <table:table-cell office:value-type="float" office:value="54"/>
          <table:table-cell office:value-type="string">
            <text:p>COM</text:p>
          </table:table-cell>
          <table:table-cell office:value-type="string">
            <text:p>Uncey-le-Franc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50</text:p>
          </table:table-cell>
          <table:table-cell office:value-type="string">
            <text:p>Commune simple</text:p>
          </table:table-cell>
          <table:table-cell office:value-type="string">
            <text:p>2100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AGEY</text:p>
          </table:table-cell>
          <table:table-cell office:value-type="float" office:value="278"/>
          <table:table-cell office:value-type="string">
            <text:p>COM</text:p>
          </table:table-cell>
          <table:table-cell office:value-type="string">
            <text:p>Ag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8</text:p>
          </table:table-cell>
          <table:table-cell office:value-type="string">
            <text:p>Commune simple</text:p>
          </table:table-cell>
          <table:table-cell office:value-type="string">
            <text:p>2163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THOMIREY</text:p>
          </table:table-cell>
          <table:table-cell office:value-type="float" office:value="50"/>
          <table:table-cell office:value-type="string">
            <text:p>COM</text:p>
          </table:table-cell>
          <table:table-cell office:value-type="string">
            <text:p>Thomir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801</text:p>
          </table:table-cell>
          <table:table-cell office:value-type="string">
            <text:p>Commune simple</text:p>
          </table:table-cell>
          <table:table-cell office:value-type="string">
            <text:p>2119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ORROMBLES</text:p>
          </table:table-cell>
          <table:table-cell office:value-type="float" office:value="246"/>
          <table:table-cell office:value-type="string">
            <text:p>COM</text:p>
          </table:table-cell>
          <table:table-cell office:value-type="string">
            <text:p>Corrombl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5</text:p>
          </table:table-cell>
          <table:table-cell office:value-type="string">
            <text:p>Commune simple</text:p>
          </table:table-cell>
          <table:table-cell office:value-type="string">
            <text:p>2150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POUILLENAY</text:p>
          </table:table-cell>
          <table:table-cell office:value-type="float" office:value="555"/>
          <table:table-cell office:value-type="string">
            <text:p>COM</text:p>
          </table:table-cell>
          <table:table-cell office:value-type="string">
            <text:p>Pouille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92</text:p>
          </table:table-cell>
          <table:table-cell office:value-type="string">
            <text:p>Commune simple</text:p>
          </table:table-cell>
          <table:table-cell office:value-type="string">
            <text:p>2139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ASSINGY LES SEMUR</text:p>
          </table:table-cell>
          <table:table-cell office:value-type="float" office:value="163"/>
          <table:table-cell office:value-type="string">
            <text:p>COM</text:p>
          </table:table-cell>
          <table:table-cell office:value-type="string">
            <text:p>Massingy-lès-Semur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0</text:p>
          </table:table-cell>
          <table:table-cell office:value-type="string">
            <text:p>Commune simple</text:p>
          </table:table-cell>
          <table:table-cell office:value-type="string">
            <text:p>2159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SEIGNY</text:p>
          </table:table-cell>
          <table:table-cell office:value-type="float" office:value="172"/>
          <table:table-cell office:value-type="string">
            <text:p>COM</text:p>
          </table:table-cell>
          <table:table-cell office:value-type="string">
            <text:p>Se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91</text:p>
          </table:table-cell>
          <table:table-cell office:value-type="string">
            <text:p>Commune simple</text:p>
          </table:table-cell>
          <table:table-cell office:value-type="string">
            <text:p>2120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OURCELLES FREMOY</text:p>
          </table:table-cell>
          <table:table-cell office:value-type="float" office:value="124"/>
          <table:table-cell office:value-type="string">
            <text:p>COM</text:p>
          </table:table-cell>
          <table:table-cell office:value-type="string">
            <text:p>Courcelles-Frémo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57</text:p>
          </table:table-cell>
          <table:table-cell office:value-type="string">
            <text:p>Commune simple</text:p>
          </table:table-cell>
          <table:table-cell office:value-type="string">
            <text:p>2166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VEILLY</text:p>
          </table:table-cell>
          <table:table-cell office:value-type="float" office:value="41"/>
          <table:table-cell office:value-type="string">
            <text:p>COM</text:p>
          </table:table-cell>
          <table:table-cell office:value-type="string">
            <text:p>Veill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804</text:p>
          </table:table-cell>
          <table:table-cell office:value-type="string">
            <text:p>Commune simple</text:p>
          </table:table-cell>
          <table:table-cell office:value-type="string">
            <text:p>2164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TOUTRY</text:p>
          </table:table-cell>
          <table:table-cell office:value-type="float" office:value="442"/>
          <table:table-cell office:value-type="string">
            <text:p>COM</text:p>
          </table:table-cell>
          <table:table-cell office:value-type="string">
            <text:p>Toutr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46</text:p>
          </table:table-cell>
          <table:table-cell office:value-type="string">
            <text:p>Commune simple</text:p>
          </table:table-cell>
          <table:table-cell office:value-type="string">
            <text:p>2152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REMILLY EN MONTAGNE</text:p>
          </table:table-cell>
          <table:table-cell office:value-type="float" office:value="149"/>
          <table:table-cell office:value-type="string">
            <text:p>COM</text:p>
          </table:table-cell>
          <table:table-cell office:value-type="string">
            <text:p>Remilly-en-Montag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10</text:p>
          </table:table-cell>
          <table:table-cell office:value-type="string">
            <text:p>Commune simple</text:p>
          </table:table-cell>
          <table:table-cell office:value-type="string">
            <text:p>2132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VAL MONT</text:p>
          </table:table-cell>
          <table:table-cell office:value-type="float" office:value="258"/>
          <table:table-cell office:value-type="string">
            <text:p>COM</text:p>
          </table:table-cell>
          <table:table-cell office:value-type="string">
            <text:p>Val-Mo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0</text:p>
          </table:table-cell>
          <table:table-cell office:value-type="string">
            <text:p>Commune simple</text:p>
          </table:table-cell>
          <table:table-cell office:value-type="string">
            <text:p>2140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MELOISEY</text:p>
          </table:table-cell>
          <table:table-cell office:value-type="float" office:value="326"/>
          <table:table-cell office:value-type="string">
            <text:p>COM</text:p>
          </table:table-cell>
          <table:table-cell office:value-type="string">
            <text:p>Melois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19</text:p>
          </table:table-cell>
          <table:table-cell office:value-type="string">
            <text:p>Commune simple</text:p>
          </table:table-cell>
          <table:table-cell office:value-type="string">
            <text:p>2152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REULLE VERGY</text:p>
          </table:table-cell>
          <table:table-cell office:value-type="float" office:value="134"/>
          <table:table-cell office:value-type="string">
            <text:p>COM</text:p>
          </table:table-cell>
          <table:table-cell office:value-type="string">
            <text:p>Reulle-Verg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33</text:p>
          </table:table-cell>
          <table:table-cell office:value-type="string">
            <text:p>Commune simple</text:p>
          </table:table-cell>
          <table:table-cell office:value-type="string">
            <text:p>2141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MEURSAULT</text:p>
          </table:table-cell>
          <table:table-cell office:value-type="float" office:value="1425"/>
          <table:table-cell office:value-type="string">
            <text:p>COM</text:p>
          </table:table-cell>
          <table:table-cell office:value-type="string">
            <text:p>Meursaul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4</text:p>
          </table:table-cell>
          <table:table-cell office:value-type="string">
            <text:p>Commune simple</text:p>
          </table:table-cell>
          <table:table-cell office:value-type="string">
            <text:p>2142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MONTCEAU ET ECHARNANT</text:p>
          </table:table-cell>
          <table:table-cell office:value-type="float" office:value="180"/>
          <table:table-cell office:value-type="string">
            <text:p>COM</text:p>
          </table:table-cell>
          <table:table-cell office:value-type="string">
            <text:p>Montceau-et-Écharna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63</text:p>
          </table:table-cell>
          <table:table-cell office:value-type="string">
            <text:p>Commune simple</text:p>
          </table:table-cell>
          <table:table-cell office:value-type="string">
            <text:p>2102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69540</text:p>
          </table:table-cell>
          <table:table-cell office:value-type="string">
            <text:p>ASNIERES LES DIJON</text:p>
          </table:table-cell>
          <table:table-cell office:value-type="float" office:value="1184"/>
          <table:table-cell office:value-type="string">
            <text:p>COM</text:p>
          </table:table-cell>
          <table:table-cell office:value-type="string">
            <text:p>Asnières-lès-Dij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4</text:p>
          </table:table-cell>
          <table:table-cell office:value-type="string">
            <text:p>Commune simple</text:p>
          </table:table-cell>
          <table:table-cell office:value-type="string">
            <text:p>2138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MARCILLY ET DRACY</text:p>
          </table:table-cell>
          <table:table-cell office:value-type="float" office:value="99"/>
          <table:table-cell office:value-type="string">
            <text:p>COM</text:p>
          </table:table-cell>
          <table:table-cell office:value-type="string">
            <text:p>Marcilly-et-Drac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28</text:p>
          </table:table-cell>
          <table:table-cell office:value-type="string">
            <text:p>Commune simple</text:p>
          </table:table-cell>
          <table:table-cell office:value-type="string">
            <text:p>2142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MONTIGNY MONTFORT</text:p>
          </table:table-cell>
          <table:table-cell office:value-type="float" office:value="300"/>
          <table:table-cell office:value-type="string">
            <text:p>COM</text:p>
          </table:table-cell>
          <table:table-cell office:value-type="string">
            <text:p>Montigny-Montfor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2</text:p>
          </table:table-cell>
          <table:table-cell office:value-type="string">
            <text:p>Commune simple</text:p>
          </table:table-cell>
          <table:table-cell office:value-type="string">
            <text:p>2126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69540</text:p>
          </table:table-cell>
          <table:table-cell office:value-type="string">
            <text:p>FLACEY</text:p>
          </table:table-cell>
          <table:table-cell office:value-type="float" office:value="185"/>
          <table:table-cell office:value-type="string">
            <text:p>COM</text:p>
          </table:table-cell>
          <table:table-cell office:value-type="string">
            <text:p>Flac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242</text:p>
          </table:table-cell>
          <table:table-cell office:value-type="string">
            <text:p>Commune simple</text:p>
          </table:table-cell>
          <table:table-cell office:value-type="string">
            <text:p>2105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BAUBIGNY</text:p>
          </table:table-cell>
          <table:table-cell office:value-type="float" office:value="202"/>
          <table:table-cell office:value-type="string">
            <text:p>COM</text:p>
          </table:table-cell>
          <table:table-cell office:value-type="string">
            <text:p>Baub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7007</text:p>
          </table:table-cell>
          <table:table-cell office:value-type="string">
            <text:p>Commune simple</text:p>
          </table:table-cell>
          <table:table-cell office:value-type="string">
            <text:p>2163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THURY</text:p>
          </table:table-cell>
          <table:table-cell office:value-type="float" office:value="275"/>
          <table:table-cell office:value-type="string">
            <text:p>COM</text:p>
          </table:table-cell>
          <table:table-cell office:value-type="string">
            <text:p>Thur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802</text:p>
          </table:table-cell>
          <table:table-cell office:value-type="string">
            <text:p>Commune simple</text:p>
          </table:table-cell>
          <table:table-cell office:value-type="string">
            <text:p>2104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BARD LES EPOISSES</text:p>
          </table:table-cell>
          <table:table-cell office:value-type="float" office:value="70"/>
          <table:table-cell office:value-type="string">
            <text:p>COM</text:p>
          </table:table-cell>
          <table:table-cell office:value-type="string">
            <text:p>Bard-lès-Époiss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7</text:p>
          </table:table-cell>
          <table:table-cell office:value-type="string">
            <text:p>Commune simple</text:p>
          </table:table-cell>
          <table:table-cell office:value-type="string">
            <text:p>2140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MESMONT</text:p>
          </table:table-cell>
          <table:table-cell office:value-type="float" office:value="247"/>
          <table:table-cell office:value-type="string">
            <text:p>COM</text:p>
          </table:table-cell>
          <table:table-cell office:value-type="string">
            <text:p>Mesmo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7</text:p>
          </table:table-cell>
          <table:table-cell office:value-type="string">
            <text:p>Commune simple</text:p>
          </table:table-cell>
          <table:table-cell office:value-type="string">
            <text:p>2157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AINT THIBAULT</text:p>
          </table:table-cell>
          <table:table-cell office:value-type="float" office:value="164"/>
          <table:table-cell office:value-type="string">
            <text:p>COM</text:p>
          </table:table-cell>
          <table:table-cell office:value-type="string">
            <text:p>Saint-Thibaul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2</text:p>
          </table:table-cell>
          <table:table-cell office:value-type="string">
            <text:p>Commune simple</text:p>
          </table:table-cell>
          <table:table-cell office:value-type="string">
            <text:p>2153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SAFFRES</text:p>
          </table:table-cell>
          <table:table-cell office:value-type="float" office:value="115"/>
          <table:table-cell office:value-type="string">
            <text:p>COM</text:p>
          </table:table-cell>
          <table:table-cell office:value-type="string">
            <text:p>Saffr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3</text:p>
          </table:table-cell>
          <table:table-cell office:value-type="string">
            <text:p>Commune simple</text:p>
          </table:table-cell>
          <table:table-cell office:value-type="string">
            <text:p>2170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VILLOTTE SAINT SEINE</text:p>
          </table:table-cell>
          <table:table-cell office:value-type="float" office:value="76"/>
          <table:table-cell office:value-type="string">
            <text:p>COM</text:p>
          </table:table-cell>
          <table:table-cell office:value-type="string">
            <text:p>Villotte-Saint-Se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994</text:p>
          </table:table-cell>
          <table:table-cell office:value-type="string">
            <text:p>Commune simple</text:p>
          </table:table-cell>
          <table:table-cell office:value-type="string">
            <text:p>2153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RUFFEY LES BEAUNE</text:p>
          </table:table-cell>
          <table:table-cell office:value-type="float" office:value="714"/>
          <table:table-cell office:value-type="string">
            <text:p>COM</text:p>
          </table:table-cell>
          <table:table-cell office:value-type="string">
            <text:p>Ruffey-lès-Beau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66</text:p>
          </table:table-cell>
          <table:table-cell office:value-type="string">
            <text:p>Commune simple</text:p>
          </table:table-cell>
          <table:table-cell office:value-type="string">
            <text:p>21504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55</text:p>
          </table:table-cell>
          <table:table-cell office:value-type="string">
            <text:p>PRALON</text:p>
          </table:table-cell>
          <table:table-cell office:value-type="float" office:value="89"/>
          <table:table-cell office:value-type="string">
            <text:p>COM</text:p>
          </table:table-cell>
          <table:table-cell office:value-type="string">
            <text:p>Prâl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683</text:p>
          </table:table-cell>
          <table:table-cell office:value-type="string">
            <text:p>Commune simple</text:p>
          </table:table-cell>
          <table:table-cell office:value-type="string">
            <text:p>21463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NORMIER</text:p>
          </table:table-cell>
          <table:table-cell office:value-type="float" office:value="47"/>
          <table:table-cell office:value-type="string">
            <text:p>COM</text:p>
          </table:table-cell>
          <table:table-cell office:value-type="string">
            <text:p>Normier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760</text:p>
          </table:table-cell>
          <table:table-cell office:value-type="string">
            <text:p>Commune simple</text:p>
          </table:table-cell>
          <table:table-cell office:value-type="string">
            <text:p>21274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173</text:p>
          </table:table-cell>
          <table:table-cell office:value-type="string">
            <text:p>FOISSY</text:p>
          </table:table-cell>
          <table:table-cell office:value-type="float" office:value="165"/>
          <table:table-cell office:value-type="string">
            <text:p>COM</text:p>
          </table:table-cell>
          <table:table-cell office:value-type="string">
            <text:p>Foiss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3</text:p>
          </table:table-cell>
          <table:table-cell office:value-type="string">
            <text:p>Commune simple</text:p>
          </table:table-cell>
          <table:table-cell office:value-type="string">
            <text:p>2166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VERNOT</text:p>
          </table:table-cell>
          <table:table-cell office:value-type="float" office:value="85"/>
          <table:table-cell office:value-type="string">
            <text:p>COM</text:p>
          </table:table-cell>
          <table:table-cell office:value-type="string">
            <text:p>Vern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13</text:p>
          </table:table-cell>
          <table:table-cell office:value-type="string">
            <text:p>Commune simple</text:p>
          </table:table-cell>
          <table:table-cell office:value-type="string">
            <text:p>2104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BARGES</text:p>
          </table:table-cell>
          <table:table-cell office:value-type="float" office:value="621"/>
          <table:table-cell office:value-type="string">
            <text:p>COM</text:p>
          </table:table-cell>
          <table:table-cell office:value-type="string">
            <text:p>Barg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902</text:p>
          </table:table-cell>
          <table:table-cell office:value-type="string">
            <text:p>Commune simple</text:p>
          </table:table-cell>
          <table:table-cell office:value-type="string">
            <text:p>2153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ROUGEMONT</text:p>
          </table:table-cell>
          <table:table-cell office:value-type="float" office:value="156"/>
          <table:table-cell office:value-type="string">
            <text:p>COM</text:p>
          </table:table-cell>
          <table:table-cell office:value-type="string">
            <text:p>Rougemo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83</text:p>
          </table:table-cell>
          <table:table-cell office:value-type="string">
            <text:p>Commune simple</text:p>
          </table:table-cell>
          <table:table-cell office:value-type="string">
            <text:p>2131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HAUTEROCHE</text:p>
          </table:table-cell>
          <table:table-cell office:value-type="float" office:value="80"/>
          <table:table-cell office:value-type="string">
            <text:p>COM</text:p>
          </table:table-cell>
          <table:table-cell office:value-type="string">
            <text:p>Hauteroch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86</text:p>
          </table:table-cell>
          <table:table-cell office:value-type="string">
            <text:p>Commune simple</text:p>
          </table:table-cell>
          <table:table-cell office:value-type="string">
            <text:p>21662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ELOGNY</text:p>
          </table:table-cell>
          <table:table-cell office:value-type="float" office:value="35"/>
          <table:table-cell office:value-type="string">
            <text:p>COM</text:p>
          </table:table-cell>
          <table:table-cell office:value-type="string">
            <text:p>Velo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800</text:p>
          </table:table-cell>
          <table:table-cell office:value-type="string">
            <text:p>Commune simple</text:p>
          </table:table-cell>
          <table:table-cell office:value-type="string">
            <text:p>21199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CORSAINT</text:p>
          </table:table-cell>
          <table:table-cell office:value-type="float" office:value="160"/>
          <table:table-cell office:value-type="string">
            <text:p>COM</text:p>
          </table:table-cell>
          <table:table-cell office:value-type="string">
            <text:p>Corsai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0</text:p>
          </table:table-cell>
          <table:table-cell office:value-type="string">
            <text:p>Commune simple</text:p>
          </table:table-cell>
          <table:table-cell office:value-type="string">
            <text:p>2121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URLEY</text:p>
          </table:table-cell>
          <table:table-cell office:value-type="float" office:value="135"/>
          <table:table-cell office:value-type="string">
            <text:p>COM</text:p>
          </table:table-cell>
          <table:table-cell office:value-type="string">
            <text:p>Curle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2</text:p>
          </table:table-cell>
          <table:table-cell office:value-type="string">
            <text:p>Commune simple</text:p>
          </table:table-cell>
          <table:table-cell office:value-type="string">
            <text:p>2122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DETAIN ET BRUANT</text:p>
          </table:table-cell>
          <table:table-cell office:value-type="float" office:value="141"/>
          <table:table-cell office:value-type="string">
            <text:p>COM</text:p>
          </table:table-cell>
          <table:table-cell office:value-type="string">
            <text:p>Détain-et-Bruan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4</text:p>
          </table:table-cell>
          <table:table-cell office:value-type="string">
            <text:p>Commune simple</text:p>
          </table:table-cell>
          <table:table-cell office:value-type="string">
            <text:p>21573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SAINT SEINE L ABBAYE</text:p>
          </table:table-cell>
          <table:table-cell office:value-type="float" office:value="375"/>
          <table:table-cell office:value-type="string">
            <text:p>COM</text:p>
          </table:table-cell>
          <table:table-cell office:value-type="string">
            <text:p>Saint-Seine-l'Abbay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16</text:p>
          </table:table-cell>
          <table:table-cell office:value-type="string">
            <text:p>Commune simple</text:p>
          </table:table-cell>
          <table:table-cell office:value-type="string">
            <text:p>2129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GEVREY CHAMBERTIN</text:p>
          </table:table-cell>
          <table:table-cell office:value-type="float" office:value="3087"/>
          <table:table-cell office:value-type="string">
            <text:p>COM</text:p>
          </table:table-cell>
          <table:table-cell office:value-type="string">
            <text:p>Gevrey-Chamberti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66</text:p>
          </table:table-cell>
          <table:table-cell office:value-type="string">
            <text:p>Commune simple</text:p>
          </table:table-cell>
          <table:table-cell office:value-type="string">
            <text:p>2108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39063</text:p>
          </table:table-cell>
          <table:table-cell office:value-type="string">
            <text:p>BLIGNY LE SEC</text:p>
          </table:table-cell>
          <table:table-cell office:value-type="float" office:value="148"/>
          <table:table-cell office:value-type="string">
            <text:p>COM</text:p>
          </table:table-cell>
          <table:table-cell office:value-type="string">
            <text:p>Bligny-le-Sec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5</text:p>
          </table:table-cell>
          <table:table-cell office:value-type="string">
            <text:p>Commune simple</text:p>
          </table:table-cell>
          <table:table-cell office:value-type="string">
            <text:p>2119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CORPOYER LA CHAPELLE</text:p>
          </table:table-cell>
          <table:table-cell office:value-type="float" office:value="29"/>
          <table:table-cell office:value-type="string">
            <text:p>COM</text:p>
          </table:table-cell>
          <table:table-cell office:value-type="string">
            <text:p>Corpoyer-la-Chapell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7</text:p>
          </table:table-cell>
          <table:table-cell office:value-type="string">
            <text:p>Commune simple</text:p>
          </table:table-cell>
          <table:table-cell office:value-type="string">
            <text:p>2130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59</text:p>
          </table:table-cell>
          <table:table-cell office:value-type="string">
            <text:p>GRESIGNY SAINTE REINE</text:p>
          </table:table-cell>
          <table:table-cell office:value-type="float" office:value="142"/>
          <table:table-cell office:value-type="string">
            <text:p>COM</text:p>
          </table:table-cell>
          <table:table-cell office:value-type="string">
            <text:p>Grésigny-Sainte-Reine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8</text:p>
          </table:table-cell>
          <table:table-cell office:value-type="string">
            <text:p>Commune simple</text:p>
          </table:table-cell>
          <table:table-cell office:value-type="string">
            <text:p>2109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06682</text:p>
          </table:table-cell>
          <table:table-cell office:value-type="string">
            <text:p>BOUILLAND</text:p>
          </table:table-cell>
          <table:table-cell office:value-type="float" office:value="210"/>
          <table:table-cell office:value-type="string">
            <text:p>COM</text:p>
          </table:table-cell>
          <table:table-cell office:value-type="string">
            <text:p>Bouillan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213</text:p>
          </table:table-cell>
          <table:table-cell office:value-type="string">
            <text:p>Commune simple</text:p>
          </table:table-cell>
          <table:table-cell office:value-type="string">
            <text:p>2147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34</text:p>
          </table:table-cell>
          <table:table-cell office:value-type="string">
            <text:p>ORRET</text:p>
          </table:table-cell>
          <table:table-cell office:value-type="float" office:value="16"/>
          <table:table-cell office:value-type="string">
            <text:p>COM</text:p>
          </table:table-cell>
          <table:table-cell office:value-type="string">
            <text:p>Orre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771</text:p>
          </table:table-cell>
          <table:table-cell office:value-type="string">
            <text:p>Commune simple</text:p>
          </table:table-cell>
          <table:table-cell office:value-type="string">
            <text:p>2162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154</text:p>
          </table:table-cell>
          <table:table-cell office:value-type="string">
            <text:p>TARSUL</text:p>
          </table:table-cell>
          <table:table-cell office:value-type="float" office:value="150"/>
          <table:table-cell office:value-type="string">
            <text:p>COM</text:p>
          </table:table-cell>
          <table:table-cell office:value-type="string">
            <text:p>Tarsul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4</text:p>
          </table:table-cell>
          <table:table-cell office:value-type="string">
            <text:p>Commune simple</text:p>
          </table:table-cell>
          <table:table-cell office:value-type="string">
            <text:p>2169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LLEFERRY</text:p>
          </table:table-cell>
          <table:table-cell office:value-type="float" office:value="30"/>
          <table:table-cell office:value-type="string">
            <text:p>COM</text:p>
          </table:table-cell>
          <table:table-cell office:value-type="string">
            <text:p>Villeferr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500</text:p>
          </table:table-cell>
          <table:table-cell office:value-type="string">
            <text:p>Commune simple</text:p>
          </table:table-cell>
          <table:table-cell office:value-type="string">
            <text:p>2116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CHAUX</text:p>
          </table:table-cell>
          <table:table-cell office:value-type="float" office:value="485"/>
          <table:table-cell office:value-type="string">
            <text:p>COM</text:p>
          </table:table-cell>
          <table:table-cell office:value-type="string">
            <text:p>Chaux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53</text:p>
          </table:table-cell>
          <table:table-cell office:value-type="string">
            <text:p>Commune simple</text:p>
          </table:table-cell>
          <table:table-cell office:value-type="string">
            <text:p>21179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69540</text:p>
          </table:table-cell>
          <table:table-cell office:value-type="string">
            <text:p>CLENAY</text:p>
          </table:table-cell>
          <table:table-cell office:value-type="float" office:value="855"/>
          <table:table-cell office:value-type="string">
            <text:p>COM</text:p>
          </table:table-cell>
          <table:table-cell office:value-type="string">
            <text:p>Cléna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932</text:p>
          </table:table-cell>
          <table:table-cell office:value-type="string">
            <text:p>Commune simple</text:p>
          </table:table-cell>
          <table:table-cell office:value-type="string">
            <text:p>2135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0410</text:p>
          </table:table-cell>
          <table:table-cell office:value-type="string">
            <text:p>LONGVIC</text:p>
          </table:table-cell>
          <table:table-cell office:value-type="float" office:value="8604"/>
          <table:table-cell office:value-type="string">
            <text:p>COM</text:p>
          </table:table-cell>
          <table:table-cell office:value-type="string">
            <text:p>Longvic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357</text:p>
          </table:table-cell>
          <table:table-cell office:value-type="string">
            <text:p>Commune simple</text:p>
          </table:table-cell>
          <table:table-cell office:value-type="string">
            <text:p>2165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69540</text:p>
          </table:table-cell>
          <table:table-cell office:value-type="string">
            <text:p>VAROIS ET CHAIGNOT</text:p>
          </table:table-cell>
          <table:table-cell office:value-type="float" office:value="1913"/>
          <table:table-cell office:value-type="string">
            <text:p>COM</text:p>
          </table:table-cell>
          <table:table-cell office:value-type="string">
            <text:p>Varois-et-Chaignot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5078</text:p>
          </table:table-cell>
          <table:table-cell office:value-type="string">
            <text:p>Commune simple</text:p>
          </table:table-cell>
          <table:table-cell office:value-type="string">
            <text:p>2169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017</text:p>
          </table:table-cell>
          <table:table-cell office:value-type="string">
            <text:p>VILLENEUVE SOUS CHARIGNY</text:p>
          </table:table-cell>
          <table:table-cell office:value-type="float" office:value="94"/>
          <table:table-cell office:value-type="string">
            <text:p>COM</text:p>
          </table:table-cell>
          <table:table-cell office:value-type="string">
            <text:p>Villeneuve-sous-Charigny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488</text:p>
          </table:table-cell>
          <table:table-cell office:value-type="string">
            <text:p>Commune simple</text:p>
          </table:table-cell>
          <table:table-cell office:value-type="string">
            <text:p>2154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0894</text:p>
          </table:table-cell>
          <table:table-cell office:value-type="string">
            <text:p>SAINT BERNARD</text:p>
          </table:table-cell>
          <table:table-cell office:value-type="float" office:value="453"/>
          <table:table-cell office:value-type="string">
            <text:p>COM</text:p>
          </table:table-cell>
          <table:table-cell office:value-type="string">
            <text:p>Saint-Bernard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6229</text:p>
          </table:table-cell>
          <table:table-cell office:value-type="string">
            <text:p>Commune simple</text:p>
          </table:table-cell>
          <table:table-cell office:value-type="string">
            <text:p>2165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00071207</text:p>
          </table:table-cell>
          <table:table-cell office:value-type="string">
            <text:p>VANDENESSE EN AUXOIS</text:p>
          </table:table-cell>
          <table:table-cell office:value-type="float" office:value="302"/>
          <table:table-cell office:value-type="string">
            <text:p>COM</text:p>
          </table:table-cell>
          <table:table-cell office:value-type="string">
            <text:p>Vandenesse-en-Auxoi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4518</text:p>
          </table:table-cell>
          <table:table-cell office:value-type="string">
            <text:p>Commune simple</text:p>
          </table:table-cell>
          <table:table-cell office:value-type="string">
            <text:p>2124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42101491</text:p>
          </table:table-cell>
          <table:table-cell office:value-type="string">
            <text:p>ERINGES</text:p>
          </table:table-cell>
          <table:table-cell office:value-type="float" office:value="68"/>
          <table:table-cell office:value-type="string">
            <text:p>COM</text:p>
          </table:table-cell>
          <table:table-cell office:value-type="string">
            <text:p>Éringes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COMMUNE_0000000009743899</text:p>
          </table:table-cell>
          <table:table-cell office:value-type="string">
            <text:p>Commune simple</text:p>
          </table:table-cell>
          <table:table-cell office:value-type="string">
            <text:p>89296</text:p>
          </table:table-cell>
          <table:table-cell office:value-type="string">
            <text:p>2</text:p>
          </table:table-cell>
          <table:table-cell office:value-type="string">
            <text:p>89</text:p>
          </table:table-cell>
          <table:table-cell office:value-type="string">
            <text:p>27</text:p>
          </table:table-cell>
          <table:table-cell office:value-type="string">
            <text:p>200039642</text:p>
          </table:table-cell>
          <table:table-cell office:value-type="string">
            <text:p>PERRIGNY SUR ARMANCON</text:p>
          </table:table-cell>
          <table:table-cell office:value-type="float" office:value="131"/>
          <table:table-cell office:value-type="string">
            <text:p>COM</text:p>
          </table:table-cell>
          <table:table-cell office:value-type="string">
            <text:p>Perrigny-sur-Armançon</text:p>
          </table:table-cell>
          <table:table-cell office:value-type="string">
            <text:p>BDCSURCO0000000009599722</text:p>
          </table:table-cell>
          <table:table-cell office:value-type="string">
            <text:p>BONCOURT-LE-BOIS</text:p>
          </table:table-cell>
          <table:table-cell office:value-type="string">
            <text:p>21088</text:p>
          </table:table-cell>
          <table:table-cell office:value-type="string">
            <text:p>Commune simple</text:p>
          </table:table-cell>
          <table:table-cell office:value-type="float" office:value="851308"/>
          <table:table-cell office:value-type="float" office:value="6672850"/>
          <table:table-cell office:value-type="float" office:value="758"/>
          <table:table-cell office:value-type="float" office:value="291"/>
          <table:table-cell office:value-type="string">
            <text:p>1</text:p>
          </table:table-cell>
          <table:table-cell office:value-type="string">
            <text:p>COTE-D'OR</text:p>
          </table:table-cell>
          <table:table-cell office:value-type="string">
            <text:p>21</text:p>
          </table:table-cell>
          <table:table-cell office:value-type="string">
            <text:p>BOURGOGNE-FRANCHE-COMTE</text:p>
          </table:table-cell>
          <table:table-cell office:value-type="string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